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159.93mm" svg:height="90.05mm" svg:x="143.72mm" svg:y="8.5mm">
            <loext:p draw:notify-on-update-of-ranges="data.A1:data.A1 data.A2:data.A144 data.B1:data.B1 data.B2:data.B144 data.G2:data.G144 data.H2:data.H1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mX1</text:p>
          </table:table-cell>
          <table:table-cell office:value-type="string" calcext:value-type="string">
            <text:p>normX2</text:p>
          </table:table-cell>
          <table:table-cell office:value-type="string" calcext:value-type="string">
            <text:p>normY</text:p>
          </table:table-cell>
          <table:table-cell office:value-type="string" calcext:value-type="string">
            <text:p>randX1</text:p>
          </table:table-cell>
          <table:table-cell office:value-type="string" calcext:value-type="string">
            <text:p>randX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07594" calcext:value-type="float">
            <text:p>9,07594</text:p>
          </table:table-cell>
          <table:table-cell office:value-type="float" office:value="5.8271418" calcext:value-type="float">
            <text:p>5,8271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8.8913103" calcext:value-type="float">
            <text:p>8,8913103</text:p>
          </table:table-cell>
          <table:table-cell office:value-type="float" office:value="2.6773788" calcext:value-type="float">
            <text:p>2,677378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9.6155987" calcext:value-type="float">
            <text:p>9,6155987</text:p>
          </table:table-cell>
          <table:table-cell office:value-type="float" office:value="3.1216372" calcext:value-type="float">
            <text:p>3,12163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5.9241764" calcext:value-type="float">
            <text:p>5,9241764</text:p>
          </table:table-cell>
          <table:table-cell office:value-type="float" office:value="7.735038" calcext:value-type="float">
            <text:p>7,7350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4.3595756" calcext:value-type="float">
            <text:p>4,3595756</text:p>
          </table:table-cell>
          <table:table-cell office:value-type="float" office:value="4.286354" calcext:value-type="float">
            <text:p>4,2863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.0463517" calcext:value-type="float">
            <text:p>2,0463517</text:p>
          </table:table-cell>
          <table:table-cell office:value-type="float" office:value="7.0249496" calcext:value-type="float">
            <text:p>7,02494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7.0550001" calcext:value-type="float">
            <text:p>7,0550001</text:p>
          </table:table-cell>
          <table:table-cell office:value-type="float" office:value="6.5517724" calcext:value-type="float">
            <text:p>6,55177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4.0015337" calcext:value-type="float">
            <text:p>4,0015337</text:p>
          </table:table-cell>
          <table:table-cell office:value-type="float" office:value="3.7674799" calcext:value-type="float">
            <text:p>3,76747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4.8068445" calcext:value-type="float">
            <text:p>4,8068445</text:p>
          </table:table-cell>
          <table:table-cell office:value-type="float" office:value="7.6224739" calcext:value-type="float">
            <text:p>7,62247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7.9269192" calcext:value-type="float">
            <text:p>7,9269192</text:p>
          </table:table-cell>
          <table:table-cell office:value-type="float" office:value="2.4487929" calcext:value-type="float">
            <text:p>2,44879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9641933" calcext:value-type="float">
            <text:p>4,9641933</text:p>
          </table:table-cell>
          <table:table-cell office:value-type="float" office:value="7.3455593" calcext:value-type="float">
            <text:p>7,3455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83333333333333" calcext:value-type="float">
            <text:p>0,0833333333</text:p>
          </table:table-cell>
          <table:table-cell office:value-type="float" office:value="0.66666666666667" calcext:value-type="float">
            <text:p>0,6666666667</text:p>
          </table:table-cell>
          <table:table-cell office:value-type="float" office:value="9.3229721" calcext:value-type="float">
            <text:p>9,3229721</text:p>
          </table:table-cell>
          <table:table-cell office:value-type="float" office:value="5.3863486" calcext:value-type="float">
            <text:p>5,38634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0.083333333333333" calcext:value-type="float">
            <text:p>0,0833333333</text:p>
          </table:table-cell>
          <table:table-cell office:value-type="float" office:value="0.96666666666667" calcext:value-type="float">
            <text:p>0,9666666667</text:p>
          </table:table-cell>
          <table:table-cell office:value-type="float" office:value="6.348166" calcext:value-type="float">
            <text:p>6,348166</text:p>
          </table:table-cell>
          <table:table-cell office:value-type="float" office:value="4.5726581" calcext:value-type="float">
            <text:p>4,57265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,2</text:p>
          </table:table-cell>
          <table:table-cell office:value-type="float" office:value="0.083333333333333" calcext:value-type="float">
            <text:p>0,0833333333</text:p>
          </table:table-cell>
          <table:table-cell office:value-type="float" office:value="1.2666666666667" calcext:value-type="float">
            <text:p>1,2666666667</text:p>
          </table:table-cell>
          <table:table-cell office:value-type="float" office:value="9.1725791" calcext:value-type="float">
            <text:p>9,1725791</text:p>
          </table:table-cell>
          <table:table-cell office:value-type="float" office:value="4.0928133" calcext:value-type="float">
            <text:p>4,0928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,3</text:p>
          </table:table-cell>
          <table:table-cell office:value-type="float" office:value="0.083333333333333" calcext:value-type="float">
            <text:p>0,0833333333</text:p>
          </table:table-cell>
          <table:table-cell office:value-type="float" office:value="1.5666666666667" calcext:value-type="float">
            <text:p>1,5666666667</text:p>
          </table:table-cell>
          <table:table-cell office:value-type="float" office:value="9.5768411" calcext:value-type="float">
            <text:p>9,5768411</text:p>
          </table:table-cell>
          <table:table-cell office:value-type="float" office:value="3.3454711" calcext:value-type="float">
            <text:p>3,34547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,4</text:p>
          </table:table-cell>
          <table:table-cell office:value-type="float" office:value="0.083333333333333" calcext:value-type="float">
            <text:p>0,0833333333</text:p>
          </table:table-cell>
          <table:table-cell office:value-type="float" office:value="1.8666666666667" calcext:value-type="float">
            <text:p>1,8666666667</text:p>
          </table:table-cell>
          <table:table-cell office:value-type="float" office:value="5.4106263" calcext:value-type="float">
            <text:p>5,4106263</text:p>
          </table:table-cell>
          <table:table-cell office:value-type="float" office:value="7.1916686" calcext:value-type="float">
            <text:p>7,19166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0.083333333333333" calcext:value-type="float">
            <text:p>0,0833333333</text:p>
          </table:table-cell>
          <table:table-cell office:value-type="float" office:value="2.1666666666667" calcext:value-type="float">
            <text:p>2,1666666667</text:p>
          </table:table-cell>
          <table:table-cell office:value-type="float" office:value="8.6210216" calcext:value-type="float">
            <text:p>8,6210216</text:p>
          </table:table-cell>
          <table:table-cell office:value-type="float" office:value="4.5811619" calcext:value-type="float">
            <text:p>4,58116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,6</text:p>
          </table:table-cell>
          <table:table-cell office:value-type="float" office:value="0.083333333333333" calcext:value-type="float">
            <text:p>0,0833333333</text:p>
          </table:table-cell>
          <table:table-cell office:value-type="float" office:value="2.4666666666667" calcext:value-type="float">
            <text:p>2,4666666667</text:p>
          </table:table-cell>
          <table:table-cell office:value-type="float" office:value="9.7817458" calcext:value-type="float">
            <text:p>9,7817458</text:p>
          </table:table-cell>
          <table:table-cell office:value-type="float" office:value="6.9419721" calcext:value-type="float">
            <text:p>6,94197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,7</text:p>
          </table:table-cell>
          <table:table-cell office:value-type="float" office:value="0.083333333333333" calcext:value-type="float">
            <text:p>0,0833333333</text:p>
          </table:table-cell>
          <table:table-cell office:value-type="float" office:value="2.7666666666667" calcext:value-type="float">
            <text:p>2,7666666667</text:p>
          </table:table-cell>
          <table:table-cell office:value-type="float" office:value="6.171332" calcext:value-type="float">
            <text:p>6,171332</text:p>
          </table:table-cell>
          <table:table-cell office:value-type="float" office:value="5.4235533" calcext:value-type="float">
            <text:p>5,42355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,8</text:p>
          </table:table-cell>
          <table:table-cell office:value-type="float" office:value="0.083333333333333" calcext:value-type="float">
            <text:p>0,0833333333</text:p>
          </table:table-cell>
          <table:table-cell office:value-type="float" office:value="3.0666666666667" calcext:value-type="float">
            <text:p>3,0666666667</text:p>
          </table:table-cell>
          <table:table-cell office:value-type="float" office:value="7.7950167" calcext:value-type="float">
            <text:p>7,7950167</text:p>
          </table:table-cell>
          <table:table-cell office:value-type="float" office:value="2.3185445" calcext:value-type="float">
            <text:p>2,31854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,5</text:p>
          </table:table-cell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,9</text:p>
          </table:table-cell>
          <table:table-cell office:value-type="float" office:value="0.083333333333333" calcext:value-type="float">
            <text:p>0,0833333333</text:p>
          </table:table-cell>
          <table:table-cell office:value-type="float" office:value="3.3666666666667" calcext:value-type="float">
            <text:p>3,3666666667</text:p>
          </table:table-cell>
          <table:table-cell office:value-type="float" office:value="9.5165121" calcext:value-type="float">
            <text:p>9,5165121</text:p>
          </table:table-cell>
          <table:table-cell office:value-type="float" office:value="7.9048211" calcext:value-type="float">
            <text:p>7,90482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" calcext:value-type="float">
            <text:p>0,0833333333</text:p>
          </table:table-cell>
          <table:table-cell office:value-type="float" office:value="3.6666666666667" calcext:value-type="float">
            <text:p>3,6666666667</text:p>
          </table:table-cell>
          <table:table-cell office:value-type="float" office:value="8.9058236" calcext:value-type="float">
            <text:p>8,9058236</text:p>
          </table:table-cell>
          <table:table-cell office:value-type="float" office:value="5.9429073" calcext:value-type="float">
            <text:p>5,9429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16666666666667" calcext:value-type="float">
            <text:p>0,1666666667</text:p>
          </table:table-cell>
          <table:table-cell office:value-type="float" office:value="1.3333333333333" calcext:value-type="float">
            <text:p>1,3333333333</text:p>
          </table:table-cell>
          <table:table-cell office:value-type="float" office:value="7.4276558" calcext:value-type="float">
            <text:p>7,4276558</text:p>
          </table:table-cell>
          <table:table-cell office:value-type="float" office:value="3.7444143" calcext:value-type="float">
            <text:p>3,7444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0.16666666666667" calcext:value-type="float">
            <text:p>0,1666666667</text:p>
          </table:table-cell>
          <table:table-cell office:value-type="float" office:value="1.6333333333333" calcext:value-type="float">
            <text:p>1,6333333333</text:p>
          </table:table-cell>
          <table:table-cell office:value-type="float" office:value="9.5173121" calcext:value-type="float">
            <text:p>9,5173121</text:p>
          </table:table-cell>
          <table:table-cell office:value-type="float" office:value="3.3407002" calcext:value-type="float">
            <text:p>3,3407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office:value-type="float" office:value="0.16666666666667" calcext:value-type="float">
            <text:p>0,1666666667</text:p>
          </table:table-cell>
          <table:table-cell office:value-type="float" office:value="1.9333333333333" calcext:value-type="float">
            <text:p>1,9333333333</text:p>
          </table:table-cell>
          <table:table-cell office:value-type="float" office:value="2.278147" calcext:value-type="float">
            <text:p>2,278147</text:p>
          </table:table-cell>
          <table:table-cell office:value-type="float" office:value="6.4665388" calcext:value-type="float">
            <text:p>6,466538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,3</text:p>
          </table:table-cell>
          <table:table-cell office:value-type="float" office:value="0.16666666666667" calcext:value-type="float">
            <text:p>0,1666666667</text:p>
          </table:table-cell>
          <table:table-cell office:value-type="float" office:value="2.2333333333333" calcext:value-type="float">
            <text:p>2,2333333333</text:p>
          </table:table-cell>
          <table:table-cell office:value-type="float" office:value="2.9824885" calcext:value-type="float">
            <text:p>2,9824885</text:p>
          </table:table-cell>
          <table:table-cell office:value-type="float" office:value="6.3454042" calcext:value-type="float">
            <text:p>6,34540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,4</text:p>
          </table:table-cell>
          <table:table-cell office:value-type="float" office:value="0.16666666666667" calcext:value-type="float">
            <text:p>0,1666666667</text:p>
          </table:table-cell>
          <table:table-cell office:value-type="float" office:value="2.5333333333333" calcext:value-type="float">
            <text:p>2,5333333333</text:p>
          </table:table-cell>
          <table:table-cell office:value-type="float" office:value="6.3534967" calcext:value-type="float">
            <text:p>6,3534967</text:p>
          </table:table-cell>
          <table:table-cell office:value-type="float" office:value="3.3832763" calcext:value-type="float">
            <text:p>3,38327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.5" calcext:value-type="float">
            <text:p>0,5</text:p>
          </table:table-cell>
          <table:table-cell office:value-type="float" office:value="0.16666666666667" calcext:value-type="float">
            <text:p>0,1666666667</text:p>
          </table:table-cell>
          <table:table-cell office:value-type="float" office:value="2.8333333333333" calcext:value-type="float">
            <text:p>2,8333333333</text:p>
          </table:table-cell>
          <table:table-cell office:value-type="float" office:value="2.8862545" calcext:value-type="float">
            <text:p>2,8862545</text:p>
          </table:table-cell>
          <table:table-cell office:value-type="float" office:value="3.6209976" calcext:value-type="float">
            <text:p>3,62099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.6" calcext:value-type="float">
            <text:p>0,6</text:p>
          </table:table-cell>
          <table:table-cell office:value-type="float" office:value="0.16666666666667" calcext:value-type="float">
            <text:p>0,1666666667</text:p>
          </table:table-cell>
          <table:table-cell office:value-type="float" office:value="3.1333333333333" calcext:value-type="float">
            <text:p>3,1333333333</text:p>
          </table:table-cell>
          <table:table-cell office:value-type="float" office:value="6.593224" calcext:value-type="float">
            <text:p>6,593224</text:p>
          </table:table-cell>
          <table:table-cell office:value-type="float" office:value="3.2353001" calcext:value-type="float">
            <text:p>3,2353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,7</text:p>
          </table:table-cell>
          <table:table-cell office:value-type="float" office:value="0.16666666666667" calcext:value-type="float">
            <text:p>0,1666666667</text:p>
          </table:table-cell>
          <table:table-cell office:value-type="float" office:value="3.4333333333333" calcext:value-type="float">
            <text:p>3,4333333333</text:p>
          </table:table-cell>
          <table:table-cell office:value-type="float" office:value="6.1896848" calcext:value-type="float">
            <text:p>6,1896848</text:p>
          </table:table-cell>
          <table:table-cell office:value-type="float" office:value="5.702039" calcext:value-type="float">
            <text:p>5,7020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,8</text:p>
          </table:table-cell>
          <table:table-cell office:value-type="float" office:value="0.16666666666667" calcext:value-type="float">
            <text:p>0,1666666667</text:p>
          </table:table-cell>
          <table:table-cell office:value-type="float" office:value="3.7333333333333" calcext:value-type="float">
            <text:p>3,7333333333</text:p>
          </table:table-cell>
          <table:table-cell office:value-type="float" office:value="4.3012855" calcext:value-type="float">
            <text:p>4,3012855</text:p>
          </table:table-cell>
          <table:table-cell office:value-type="float" office:value="2.9601866" calcext:value-type="float">
            <text:p>2,96018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,9</text:p>
          </table:table-cell>
          <table:table-cell office:value-type="float" office:value="0.16666666666667" calcext:value-type="float">
            <text:p>0,1666666667</text:p>
          </table:table-cell>
          <table:table-cell office:value-type="float" office:value="4.0333333333333" calcext:value-type="float">
            <text:p>4,0333333333</text:p>
          </table:table-cell>
          <table:table-cell office:value-type="float" office:value="4.8228459" calcext:value-type="float">
            <text:p>4,8228459</text:p>
          </table:table-cell>
          <table:table-cell office:value-type="float" office:value="3.7533842" calcext:value-type="float">
            <text:p>3,75338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7" calcext:value-type="float">
            <text:p>0,1666666667</text:p>
          </table:table-cell>
          <table:table-cell office:value-type="float" office:value="4.3333333333333" calcext:value-type="float">
            <text:p>4,3333333333</text:p>
          </table:table-cell>
          <table:table-cell office:value-type="float" office:value="5.9022476" calcext:value-type="float">
            <text:p>5,9022476</text:p>
          </table:table-cell>
          <table:table-cell office:value-type="float" office:value="4.762755" calcext:value-type="float">
            <text:p>4,762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1.1589271" calcext:value-type="float">
            <text:p>1,1589271</text:p>
          </table:table-cell>
          <table:table-cell office:value-type="float" office:value="3.2441477" calcext:value-type="float">
            <text:p>3,2441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2.3" calcext:value-type="float">
            <text:p>2,3</text:p>
          </table:table-cell>
          <table:table-cell office:value-type="float" office:value="0.3105137" calcext:value-type="float">
            <text:p>0,3105137</text:p>
          </table:table-cell>
          <table:table-cell office:value-type="float" office:value="7.3723664" calcext:value-type="float">
            <text:p>7,37236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2.6" calcext:value-type="float">
            <text:p>2,6</text:p>
          </table:table-cell>
          <table:table-cell office:value-type="float" office:value="2.6044871" calcext:value-type="float">
            <text:p>2,6044871</text:p>
          </table:table-cell>
          <table:table-cell office:value-type="float" office:value="7.8962156" calcext:value-type="float">
            <text:p>7,89621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  <table:table-cell office:value-type="float" office:value="2.9" calcext:value-type="float">
            <text:p>2,9</text:p>
          </table:table-cell>
          <table:table-cell office:value-type="float" office:value="8.7953123" calcext:value-type="float">
            <text:p>8,7953123</text:p>
          </table:table-cell>
          <table:table-cell office:value-type="float" office:value="2.9061863" calcext:value-type="float">
            <text:p>2,90618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office:value-type="float" office:value="0.25" calcext:value-type="float">
            <text:p>0,25</text:p>
          </table:table-cell>
          <table:table-cell office:value-type="float" office:value="3.2" calcext:value-type="float">
            <text:p>3,2</text:p>
          </table:table-cell>
          <table:table-cell office:value-type="float" office:value="6.398538" calcext:value-type="float">
            <text:p>6,398538</text:p>
          </table:table-cell>
          <table:table-cell office:value-type="float" office:value="5.7337808" calcext:value-type="float">
            <text:p>5,73378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3.5" calcext:value-type="float">
            <text:p>3,5</text:p>
          </table:table-cell>
          <table:table-cell office:value-type="float" office:value="4.4176678" calcext:value-type="float">
            <text:p>4,4176678</text:p>
          </table:table-cell>
          <table:table-cell office:value-type="float" office:value="5.54951" calcext:value-type="float">
            <text:p>5,549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office:value-type="float" office:value="46" calcext:value-type="float">
            <text:p>46</text:p>
          </table:table-cell>
          <table:table-cell office:value-type="float" office:value="0.6" calcext:value-type="float">
            <text:p>0,6</text:p>
          </table:table-cell>
          <table:table-cell office:value-type="float" office:value="0.25" calcext:value-type="float">
            <text:p>0,25</text:p>
          </table:table-cell>
          <table:table-cell office:value-type="float" office:value="3.8" calcext:value-type="float">
            <text:p>3,8</text:p>
          </table:table-cell>
          <table:table-cell office:value-type="float" office:value="8.4574684" calcext:value-type="float">
            <text:p>8,4574684</text:p>
          </table:table-cell>
          <table:table-cell office:value-type="float" office:value="6.0174889" calcext:value-type="float">
            <text:p>6,01748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49" calcext:value-type="float">
            <text:p>49</text:p>
          </table:table-cell>
          <table:table-cell office:value-type="float" office:value="0.7" calcext:value-type="float">
            <text:p>0,7</text:p>
          </table:table-cell>
          <table:table-cell office:value-type="float" office:value="0.25" calcext:value-type="float">
            <text:p>0,25</text:p>
          </table:table-cell>
          <table:table-cell office:value-type="float" office:value="4.1" calcext:value-type="float">
            <text:p>4,1</text:p>
          </table:table-cell>
          <table:table-cell office:value-type="float" office:value="3.3600813" calcext:value-type="float">
            <text:p>3,3600813</text:p>
          </table:table-cell>
          <table:table-cell office:value-type="float" office:value="2.8639741" calcext:value-type="float">
            <text:p>2,86397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,8</text:p>
          </table:table-cell>
          <table:table-cell office:value-type="float" office:value="0.25" calcext:value-type="float">
            <text:p>0,25</text:p>
          </table:table-cell>
          <table:table-cell office:value-type="float" office:value="4.4" calcext:value-type="float">
            <text:p>4,4</text:p>
          </table:table-cell>
          <table:table-cell office:value-type="float" office:value="3.9381551" calcext:value-type="float">
            <text:p>3,9381551</text:p>
          </table:table-cell>
          <table:table-cell office:value-type="float" office:value="7.8281468" calcext:value-type="float">
            <text:p>7,82814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,5</text:p>
          </table:table-cell>
          <table:table-cell office:value-type="float" office:value="55" calcext:value-type="float">
            <text:p>55</text:p>
          </table:table-cell>
          <table:table-cell office:value-type="float" office:value="0.9" calcext:value-type="float">
            <text:p>0,9</text:p>
          </table:table-cell>
          <table:table-cell office:value-type="float" office:value="0.25" calcext:value-type="float">
            <text:p>0,25</text:p>
          </table:table-cell>
          <table:table-cell office:value-type="float" office:value="4.7" calcext:value-type="float">
            <text:p>4,7</text:p>
          </table:table-cell>
          <table:table-cell office:value-type="float" office:value="3.7454173" calcext:value-type="float">
            <text:p>3,7454173</text:p>
          </table:table-cell>
          <table:table-cell office:value-type="float" office:value="6.0946458" calcext:value-type="float">
            <text:p>6,09464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5" calcext:value-type="float">
            <text:p>5</text:p>
          </table:table-cell>
          <table:table-cell office:value-type="float" office:value="2.4152405" calcext:value-type="float">
            <text:p>2,4152405</text:p>
          </table:table-cell>
          <table:table-cell office:value-type="float" office:value="2.2031847" calcext:value-type="float">
            <text:p>2,2031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" calcext:value-type="float">
            <text:p>0,3333333333</text:p>
          </table:table-cell>
          <table:table-cell office:value-type="float" office:value="2.6666666666667" calcext:value-type="float">
            <text:p>2,6666666667</text:p>
          </table:table-cell>
          <table:table-cell office:value-type="float" office:value="8.8832433" calcext:value-type="float">
            <text:p>8,8832433</text:p>
          </table:table-cell>
          <table:table-cell office:value-type="float" office:value="7.1629553" calcext:value-type="float">
            <text:p>7,16295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0.33333333333333" calcext:value-type="float">
            <text:p>0,3333333333</text:p>
          </table:table-cell>
          <table:table-cell office:value-type="float" office:value="2.9666666666667" calcext:value-type="float">
            <text:p>2,9666666667</text:p>
          </table:table-cell>
          <table:table-cell office:value-type="float" office:value="6.5087063" calcext:value-type="float">
            <text:p>6,5087063</text:p>
          </table:table-cell>
          <table:table-cell office:value-type="float" office:value="3.9107172" calcext:value-type="float">
            <text:p>3,9107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,2</text:p>
          </table:table-cell>
          <table:table-cell office:value-type="float" office:value="0.33333333333333" calcext:value-type="float">
            <text:p>0,3333333333</text:p>
          </table:table-cell>
          <table:table-cell office:value-type="float" office:value="3.2666666666667" calcext:value-type="float">
            <text:p>3,2666666667</text:p>
          </table:table-cell>
          <table:table-cell office:value-type="float" office:value="0.2052364" calcext:value-type="float">
            <text:p>0,2052364</text:p>
          </table:table-cell>
          <table:table-cell office:value-type="float" office:value="2.7989313" calcext:value-type="float">
            <text:p>2,79893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,3</text:p>
          </table:table-cell>
          <table:table-cell office:value-type="float" office:value="0.33333333333333" calcext:value-type="float">
            <text:p>0,3333333333</text:p>
          </table:table-cell>
          <table:table-cell office:value-type="float" office:value="3.5666666666667" calcext:value-type="float">
            <text:p>3,5666666667</text:p>
          </table:table-cell>
          <table:table-cell office:value-type="float" office:value="6.1068358" calcext:value-type="float">
            <text:p>6,1068358</text:p>
          </table:table-cell>
          <table:table-cell office:value-type="float" office:value="5.6644905" calcext:value-type="float">
            <text:p>5,664490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,4</text:p>
          </table:table-cell>
          <table:table-cell office:value-type="float" office:value="0.33333333333333" calcext:value-type="float">
            <text:p>0,3333333333</text:p>
          </table:table-cell>
          <table:table-cell office:value-type="float" office:value="3.8666666666667" calcext:value-type="float">
            <text:p>3,8666666667</text:p>
          </table:table-cell>
          <table:table-cell office:value-type="float" office:value="5.9361438" calcext:value-type="float">
            <text:p>5,9361438</text:p>
          </table:table-cell>
          <table:table-cell office:value-type="float" office:value="6.3594578" calcext:value-type="float">
            <text:p>6,35945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float" office:value="0.33333333333333" calcext:value-type="float">
            <text:p>0,3333333333</text:p>
          </table:table-cell>
          <table:table-cell office:value-type="float" office:value="4.1666666666667" calcext:value-type="float">
            <text:p>4,1666666667</text:p>
          </table:table-cell>
          <table:table-cell office:value-type="float" office:value="8.1810637" calcext:value-type="float">
            <text:p>8,1810637</text:p>
          </table:table-cell>
          <table:table-cell office:value-type="float" office:value="5.7479946" calcext:value-type="float">
            <text:p>5,74799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,6</text:p>
          </table:table-cell>
          <table:table-cell office:value-type="float" office:value="0.33333333333333" calcext:value-type="float">
            <text:p>0,3333333333</text:p>
          </table:table-cell>
          <table:table-cell office:value-type="float" office:value="4.4666666666667" calcext:value-type="float">
            <text:p>4,4666666667</text:p>
          </table:table-cell>
          <table:table-cell office:value-type="float" office:value="6.2197068" calcext:value-type="float">
            <text:p>6,2197068</text:p>
          </table:table-cell>
          <table:table-cell office:value-type="float" office:value="2.4713304" calcext:value-type="float">
            <text:p>2,47133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0.7" calcext:value-type="float">
            <text:p>0,7</text:p>
          </table:table-cell>
          <table:table-cell office:value-type="float" office:value="0.33333333333333" calcext:value-type="float">
            <text:p>0,3333333333</text:p>
          </table:table-cell>
          <table:table-cell office:value-type="float" office:value="4.7666666666667" calcext:value-type="float">
            <text:p>4,7666666667</text:p>
          </table:table-cell>
          <table:table-cell office:value-type="float" office:value="6.0736835" calcext:value-type="float">
            <text:p>6,0736835</text:p>
          </table:table-cell>
          <table:table-cell office:value-type="float" office:value="5.0090114" calcext:value-type="float">
            <text:p>5,0090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,8</text:p>
          </table:table-cell>
          <table:table-cell office:value-type="float" office:value="0.33333333333333" calcext:value-type="float">
            <text:p>0,3333333333</text:p>
          </table:table-cell>
          <table:table-cell office:value-type="float" office:value="5.0666666666667" calcext:value-type="float">
            <text:p>5,0666666667</text:p>
          </table:table-cell>
          <table:table-cell office:value-type="float" office:value="2.2958614" calcext:value-type="float">
            <text:p>2,2958614</text:p>
          </table:table-cell>
          <table:table-cell office:value-type="float" office:value="3.4833328" calcext:value-type="float">
            <text:p>3,48333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0.9" calcext:value-type="float">
            <text:p>0,9</text:p>
          </table:table-cell>
          <table:table-cell office:value-type="float" office:value="0.33333333333333" calcext:value-type="float">
            <text:p>0,3333333333</text:p>
          </table:table-cell>
          <table:table-cell office:value-type="float" office:value="5.3666666666667" calcext:value-type="float">
            <text:p>5,3666666667</text:p>
          </table:table-cell>
          <table:table-cell office:value-type="float" office:value="1.2379871" calcext:value-type="float">
            <text:p>1,2379871</text:p>
          </table:table-cell>
          <table:table-cell office:value-type="float" office:value="6.0281176" calcext:value-type="float">
            <text:p>6,02811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" calcext:value-type="float">
            <text:p>0,3333333333</text:p>
          </table:table-cell>
          <table:table-cell office:value-type="float" office:value="5.6666666666667" calcext:value-type="float">
            <text:p>5,6666666667</text:p>
          </table:table-cell>
          <table:table-cell office:value-type="float" office:value="8.3880715" calcext:value-type="float">
            <text:p>8,3880715</text:p>
          </table:table-cell>
          <table:table-cell office:value-type="float" office:value="7.8172733" calcext:value-type="float">
            <text:p>7,8172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41666666666667" calcext:value-type="float">
            <text:p>0,4166666667</text:p>
          </table:table-cell>
          <table:table-cell office:value-type="float" office:value="3.3333333333333" calcext:value-type="float">
            <text:p>3,3333333333</text:p>
          </table:table-cell>
          <table:table-cell office:value-type="float" office:value="3.4093441" calcext:value-type="float">
            <text:p>3,4093441</text:p>
          </table:table-cell>
          <table:table-cell office:value-type="float" office:value="3.0488916" calcext:value-type="float">
            <text:p>3,04889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0.41666666666667" calcext:value-type="float">
            <text:p>0,4166666667</text:p>
          </table:table-cell>
          <table:table-cell office:value-type="float" office:value="3.6333333333333" calcext:value-type="float">
            <text:p>3,6333333333</text:p>
          </table:table-cell>
          <table:table-cell office:value-type="float" office:value="1.1354122" calcext:value-type="float">
            <text:p>1,1354122</text:p>
          </table:table-cell>
          <table:table-cell office:value-type="float" office:value="6.4084996" calcext:value-type="float">
            <text:p>6,4084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,2</text:p>
          </table:table-cell>
          <table:table-cell office:value-type="float" office:value="0.41666666666667" calcext:value-type="float">
            <text:p>0,4166666667</text:p>
          </table:table-cell>
          <table:table-cell office:value-type="float" office:value="3.9333333333333" calcext:value-type="float">
            <text:p>3,9333333333</text:p>
          </table:table-cell>
          <table:table-cell office:value-type="float" office:value="1.4617306" calcext:value-type="float">
            <text:p>1,4617306</text:p>
          </table:table-cell>
          <table:table-cell office:value-type="float" office:value="4.9284978" calcext:value-type="float">
            <text:p>4,9284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,3</text:p>
          </table:table-cell>
          <table:table-cell office:value-type="float" office:value="0.41666666666667" calcext:value-type="float">
            <text:p>0,4166666667</text:p>
          </table:table-cell>
          <table:table-cell office:value-type="float" office:value="4.2333333333333" calcext:value-type="float">
            <text:p>4,2333333333</text:p>
          </table:table-cell>
          <table:table-cell office:value-type="float" office:value="4.1719089" calcext:value-type="float">
            <text:p>4,1719089</text:p>
          </table:table-cell>
          <table:table-cell office:value-type="float" office:value="4.3261827" calcext:value-type="float">
            <text:p>4,32618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,4</text:p>
          </table:table-cell>
          <table:table-cell office:value-type="float" office:value="0.41666666666667" calcext:value-type="float">
            <text:p>0,4166666667</text:p>
          </table:table-cell>
          <table:table-cell office:value-type="float" office:value="4.5333333333333" calcext:value-type="float">
            <text:p>4,5333333333</text:p>
          </table:table-cell>
          <table:table-cell office:value-type="float" office:value="5.2194709" calcext:value-type="float">
            <text:p>5,2194709</text:p>
          </table:table-cell>
          <table:table-cell office:value-type="float" office:value="3.8330913" calcext:value-type="float">
            <text:p>3,83309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0.41666666666667" calcext:value-type="float">
            <text:p>0,4166666667</text:p>
          </table:table-cell>
          <table:table-cell office:value-type="float" office:value="4.8333333333333" calcext:value-type="float">
            <text:p>4,8333333333</text:p>
          </table:table-cell>
          <table:table-cell office:value-type="float" office:value="2.4818965" calcext:value-type="float">
            <text:p>2,4818965</text:p>
          </table:table-cell>
          <table:table-cell office:value-type="float" office:value="3.0369063" calcext:value-type="float">
            <text:p>3,03690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,6</text:p>
          </table:table-cell>
          <table:table-cell office:value-type="float" office:value="0.41666666666667" calcext:value-type="float">
            <text:p>0,4166666667</text:p>
          </table:table-cell>
          <table:table-cell office:value-type="float" office:value="5.1333333333333" calcext:value-type="float">
            <text:p>5,1333333333</text:p>
          </table:table-cell>
          <table:table-cell office:value-type="float" office:value="6.239681" calcext:value-type="float">
            <text:p>6,239681</text:p>
          </table:table-cell>
          <table:table-cell office:value-type="float" office:value="3.6122798" calcext:value-type="float">
            <text:p>3,61227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,5</text:p>
          </table:table-cell>
          <table:table-cell office:value-type="float" office:value="57" calcext:value-type="float">
            <text:p>57</text:p>
          </table:table-cell>
          <table:table-cell office:value-type="float" office:value="0.7" calcext:value-type="float">
            <text:p>0,7</text:p>
          </table:table-cell>
          <table:table-cell office:value-type="float" office:value="0.41666666666667" calcext:value-type="float">
            <text:p>0,4166666667</text:p>
          </table:table-cell>
          <table:table-cell office:value-type="float" office:value="5.4333333333333" calcext:value-type="float">
            <text:p>5,4333333333</text:p>
          </table:table-cell>
          <table:table-cell office:value-type="float" office:value="3.0597293" calcext:value-type="float">
            <text:p>3,0597293</text:p>
          </table:table-cell>
          <table:table-cell office:value-type="float" office:value="3.40791" calcext:value-type="float">
            <text:p>3,40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41666666666667" calcext:value-type="float">
            <text:p>0,4166666667</text:p>
          </table:table-cell>
          <table:table-cell office:value-type="float" office:value="5.7333333333333" calcext:value-type="float">
            <text:p>5,7333333333</text:p>
          </table:table-cell>
          <table:table-cell office:value-type="float" office:value="8.7946172" calcext:value-type="float">
            <text:p>8,7946172</text:p>
          </table:table-cell>
          <table:table-cell office:value-type="float" office:value="7.3975239" calcext:value-type="float">
            <text:p>7,39752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,9</text:p>
          </table:table-cell>
          <table:table-cell office:value-type="float" office:value="0.41666666666667" calcext:value-type="float">
            <text:p>0,4166666667</text:p>
          </table:table-cell>
          <table:table-cell office:value-type="float" office:value="6.0333333333333" calcext:value-type="float">
            <text:p>6,0333333333</text:p>
          </table:table-cell>
          <table:table-cell office:value-type="float" office:value="9.6122798" calcext:value-type="float">
            <text:p>9,6122798</text:p>
          </table:table-cell>
          <table:table-cell office:value-type="float" office:value="6.1854085" calcext:value-type="float">
            <text:p>6,18540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41666666666667" calcext:value-type="float">
            <text:p>0,4166666667</text:p>
          </table:table-cell>
          <table:table-cell office:value-type="float" office:value="6.3333333333333" calcext:value-type="float">
            <text:p>6,3333333333</text:p>
          </table:table-cell>
          <table:table-cell office:value-type="float" office:value="5.2425308" calcext:value-type="float">
            <text:p>5,2425308</text:p>
          </table:table-cell>
          <table:table-cell office:value-type="float" office:value="5.4991919" calcext:value-type="float">
            <text:p>5,4991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7.7612316" calcext:value-type="float">
            <text:p>7,7612316</text:p>
          </table:table-cell>
          <table:table-cell office:value-type="float" office:value="2.7897285" calcext:value-type="float">
            <text:p>2,78972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4.3" calcext:value-type="float">
            <text:p>4,3</text:p>
          </table:table-cell>
          <table:table-cell office:value-type="float" office:value="0.8470056" calcext:value-type="float">
            <text:p>0,8470056</text:p>
          </table:table-cell>
          <table:table-cell office:value-type="float" office:value="2.0342557" calcext:value-type="float">
            <text:p>2,03425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4.6" calcext:value-type="float">
            <text:p>4,6</text:p>
          </table:table-cell>
          <table:table-cell office:value-type="float" office:value="3.7884356" calcext:value-type="float">
            <text:p>3,7884356</text:p>
          </table:table-cell>
          <table:table-cell office:value-type="float" office:value="3.2509956" calcext:value-type="float">
            <text:p>3,25099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4.9" calcext:value-type="float">
            <text:p>4,9</text:p>
          </table:table-cell>
          <table:table-cell office:value-type="float" office:value="6.7706222" calcext:value-type="float">
            <text:p>6,7706222</text:p>
          </table:table-cell>
          <table:table-cell office:value-type="float" office:value="3.3059042" calcext:value-type="float">
            <text:p>3,30590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5.2" calcext:value-type="float">
            <text:p>5,2</text:p>
          </table:table-cell>
          <table:table-cell office:value-type="float" office:value="1.7804481" calcext:value-type="float">
            <text:p>1,7804481</text:p>
          </table:table-cell>
          <table:table-cell office:value-type="float" office:value="2.1079797" calcext:value-type="float">
            <text:p>2,107979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5.5" calcext:value-type="float">
            <text:p>5,5</text:p>
          </table:table-cell>
          <table:table-cell office:value-type="float" office:value="3.9246597" calcext:value-type="float">
            <text:p>3,9246597</text:p>
          </table:table-cell>
          <table:table-cell office:value-type="float" office:value="3.7495162" calcext:value-type="float">
            <text:p>3,74951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5.8" calcext:value-type="float">
            <text:p>5,8</text:p>
          </table:table-cell>
          <table:table-cell office:value-type="float" office:value="7.5274656" calcext:value-type="float">
            <text:p>7,5274656</text:p>
          </table:table-cell>
          <table:table-cell office:value-type="float" office:value="5.2318342" calcext:value-type="float">
            <text:p>5,23183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6.1" calcext:value-type="float">
            <text:p>6,1</text:p>
          </table:table-cell>
          <table:table-cell office:value-type="float" office:value="7.79669" calcext:value-type="float">
            <text:p>7,79669</text:p>
          </table:table-cell>
          <table:table-cell office:value-type="float" office:value="3.0196247" calcext:value-type="float">
            <text:p>3,01962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office:value-type="float" office:value="9.2633616" calcext:value-type="float">
            <text:p>9,2633616</text:p>
          </table:table-cell>
          <table:table-cell office:value-type="float" office:value="3.8096965" calcext:value-type="float">
            <text:p>3,80969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6.7" calcext:value-type="float">
            <text:p>6,7</text:p>
          </table:table-cell>
          <table:table-cell office:value-type="float" office:value="4.7545267" calcext:value-type="float">
            <text:p>4,7545267</text:p>
          </table:table-cell>
          <table:table-cell office:value-type="float" office:value="3.0471548" calcext:value-type="float">
            <text:p>3,04715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4.744338" calcext:value-type="float">
            <text:p>4,744338</text:p>
          </table:table-cell>
          <table:table-cell office:value-type="float" office:value="2.5965246" calcext:value-type="float">
            <text:p>2,5965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58333333333333" calcext:value-type="float">
            <text:p>0,5833333333</text:p>
          </table:table-cell>
          <table:table-cell office:value-type="float" office:value="4.6666666666667" calcext:value-type="float">
            <text:p>4,6666666667</text:p>
          </table:table-cell>
          <table:table-cell office:value-type="float" office:value="4.4323912" calcext:value-type="float">
            <text:p>4,4323912</text:p>
          </table:table-cell>
          <table:table-cell office:value-type="float" office:value="6.6824404" calcext:value-type="float">
            <text:p>6,6824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0.58333333333333" calcext:value-type="float">
            <text:p>0,5833333333</text:p>
          </table:table-cell>
          <table:table-cell office:value-type="float" office:value="4.9666666666667" calcext:value-type="float">
            <text:p>4,9666666667</text:p>
          </table:table-cell>
          <table:table-cell office:value-type="float" office:value="3.3407244" calcext:value-type="float">
            <text:p>3,3407244</text:p>
          </table:table-cell>
          <table:table-cell office:value-type="float" office:value="3.936205" calcext:value-type="float">
            <text:p>3,936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office:value-type="float" office:value="0.58333333333333" calcext:value-type="float">
            <text:p>0,5833333333</text:p>
          </table:table-cell>
          <table:table-cell office:value-type="float" office:value="5.2666666666667" calcext:value-type="float">
            <text:p>5,2666666667</text:p>
          </table:table-cell>
          <table:table-cell office:value-type="float" office:value="6.7999405" calcext:value-type="float">
            <text:p>6,7999405</text:p>
          </table:table-cell>
          <table:table-cell office:value-type="float" office:value="3.7718025" calcext:value-type="float">
            <text:p>3,7718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53" calcext:value-type="float">
            <text:p>53</text:p>
          </table:table-cell>
          <table:table-cell office:value-type="float" office:value="0.3" calcext:value-type="float">
            <text:p>0,3</text:p>
          </table:table-cell>
          <table:table-cell office:value-type="float" office:value="0.58333333333333" calcext:value-type="float">
            <text:p>0,5833333333</text:p>
          </table:table-cell>
          <table:table-cell office:value-type="float" office:value="5.5666666666667" calcext:value-type="float">
            <text:p>5,5666666667</text:p>
          </table:table-cell>
          <table:table-cell office:value-type="float" office:value="0.2026892" calcext:value-type="float">
            <text:p>0,2026892</text:p>
          </table:table-cell>
          <table:table-cell office:value-type="float" office:value="3.2254827" calcext:value-type="float">
            <text:p>3,22548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56" calcext:value-type="float">
            <text:p>56</text:p>
          </table:table-cell>
          <table:table-cell office:value-type="float" office:value="0.4" calcext:value-type="float">
            <text:p>0,4</text:p>
          </table:table-cell>
          <table:table-cell office:value-type="float" office:value="0.58333333333333" calcext:value-type="float">
            <text:p>0,5833333333</text:p>
          </table:table-cell>
          <table:table-cell office:value-type="float" office:value="5.8666666666667" calcext:value-type="float">
            <text:p>5,8666666667</text:p>
          </table:table-cell>
          <table:table-cell office:value-type="float" office:value="8.7849907" calcext:value-type="float">
            <text:p>8,7849907</text:p>
          </table:table-cell>
          <table:table-cell office:value-type="float" office:value="6.7783525" calcext:value-type="float">
            <text:p>6,77835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,5</text:p>
          </table:table-cell>
          <table:table-cell office:value-type="float" office:value="0.58333333333333" calcext:value-type="float">
            <text:p>0,5833333333</text:p>
          </table:table-cell>
          <table:table-cell office:value-type="float" office:value="6.1666666666667" calcext:value-type="float">
            <text:p>6,1666666667</text:p>
          </table:table-cell>
          <table:table-cell office:value-type="float" office:value="3.3586855" calcext:value-type="float">
            <text:p>3,3586855</text:p>
          </table:table-cell>
          <table:table-cell office:value-type="float" office:value="7.7791978" calcext:value-type="float">
            <text:p>7,77919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,5</text:p>
          </table:table-cell>
          <table:table-cell office:value-type="float" office:value="62" calcext:value-type="float">
            <text:p>62</text:p>
          </table:table-cell>
          <table:table-cell office:value-type="float" office:value="0.6" calcext:value-type="float">
            <text:p>0,6</text:p>
          </table:table-cell>
          <table:table-cell office:value-type="float" office:value="0.58333333333333" calcext:value-type="float">
            <text:p>0,5833333333</text:p>
          </table:table-cell>
          <table:table-cell office:value-type="float" office:value="6.4666666666667" calcext:value-type="float">
            <text:p>6,4666666667</text:p>
          </table:table-cell>
          <table:table-cell office:value-type="float" office:value="8.0210138" calcext:value-type="float">
            <text:p>8,0210138</text:p>
          </table:table-cell>
          <table:table-cell office:value-type="float" office:value="6.2882727" calcext:value-type="float">
            <text:p>6,28827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office:value-type="float" office:value="65" calcext:value-type="float">
            <text:p>65</text:p>
          </table:table-cell>
          <table:table-cell office:value-type="float" office:value="0.7" calcext:value-type="float">
            <text:p>0,7</text:p>
          </table:table-cell>
          <table:table-cell office:value-type="float" office:value="0.58333333333333" calcext:value-type="float">
            <text:p>0,5833333333</text:p>
          </table:table-cell>
          <table:table-cell office:value-type="float" office:value="6.7666666666667" calcext:value-type="float">
            <text:p>6,7666666667</text:p>
          </table:table-cell>
          <table:table-cell office:value-type="float" office:value="1.7169889" calcext:value-type="float">
            <text:p>1,7169889</text:p>
          </table:table-cell>
          <table:table-cell office:value-type="float" office:value="4.8749816" calcext:value-type="float">
            <text:p>4,87498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68" calcext:value-type="float">
            <text:p>68</text:p>
          </table:table-cell>
          <table:table-cell office:value-type="float" office:value="0.8" calcext:value-type="float">
            <text:p>0,8</text:p>
          </table:table-cell>
          <table:table-cell office:value-type="float" office:value="0.58333333333333" calcext:value-type="float">
            <text:p>0,5833333333</text:p>
          </table:table-cell>
          <table:table-cell office:value-type="float" office:value="7.0666666666667" calcext:value-type="float">
            <text:p>7,0666666667</text:p>
          </table:table-cell>
          <table:table-cell office:value-type="float" office:value="9.3236282" calcext:value-type="float">
            <text:p>9,3236282</text:p>
          </table:table-cell>
          <table:table-cell office:value-type="float" office:value="4.0984623" calcext:value-type="float">
            <text:p>4,09846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,5</text:p>
          </table:table-cell>
          <table:table-cell office:value-type="float" office:value="71" calcext:value-type="float">
            <text:p>71</text:p>
          </table:table-cell>
          <table:table-cell office:value-type="float" office:value="0.9" calcext:value-type="float">
            <text:p>0,9</text:p>
          </table:table-cell>
          <table:table-cell office:value-type="float" office:value="0.58333333333333" calcext:value-type="float">
            <text:p>0,5833333333</text:p>
          </table:table-cell>
          <table:table-cell office:value-type="float" office:value="7.3666666666667" calcext:value-type="float">
            <text:p>7,3666666667</text:p>
          </table:table-cell>
          <table:table-cell office:value-type="float" office:value="4.9716023" calcext:value-type="float">
            <text:p>4,9716023</text:p>
          </table:table-cell>
          <table:table-cell office:value-type="float" office:value="3.9489727" calcext:value-type="float">
            <text:p>3,94897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.58333333333333" calcext:value-type="float">
            <text:p>0,5833333333</text:p>
          </table:table-cell>
          <table:table-cell office:value-type="float" office:value="7.6666666666667" calcext:value-type="float">
            <text:p>7,6666666667</text:p>
          </table:table-cell>
          <table:table-cell office:value-type="float" office:value="6.4132976" calcext:value-type="float">
            <text:p>6,4132976</text:p>
          </table:table-cell>
          <table:table-cell office:value-type="float" office:value="3.4994407" calcext:value-type="float">
            <text:p>3,49944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7" calcext:value-type="float">
            <text:p>0,6666666667</text:p>
          </table:table-cell>
          <table:table-cell office:value-type="float" office:value="5.3333333333333" calcext:value-type="float">
            <text:p>5,3333333333</text:p>
          </table:table-cell>
          <table:table-cell office:value-type="float" office:value="8.6346783" calcext:value-type="float">
            <text:p>8,6346783</text:p>
          </table:table-cell>
          <table:table-cell office:value-type="float" office:value="4.5259925" calcext:value-type="float">
            <text:p>4,52599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0.66666666666667" calcext:value-type="float">
            <text:p>0,6666666667</text:p>
          </table:table-cell>
          <table:table-cell office:value-type="float" office:value="5.6333333333333" calcext:value-type="float">
            <text:p>5,6333333333</text:p>
          </table:table-cell>
          <table:table-cell office:value-type="float" office:value="4.1984423" calcext:value-type="float">
            <text:p>4,1984423</text:p>
          </table:table-cell>
          <table:table-cell office:value-type="float" office:value="6.7388239" calcext:value-type="float">
            <text:p>6,7388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,2</text:p>
          </table:table-cell>
          <table:table-cell office:value-type="float" office:value="0.66666666666667" calcext:value-type="float">
            <text:p>0,6666666667</text:p>
          </table:table-cell>
          <table:table-cell office:value-type="float" office:value="5.9333333333333" calcext:value-type="float">
            <text:p>5,9333333333</text:p>
          </table:table-cell>
          <table:table-cell office:value-type="float" office:value="7.2261485" calcext:value-type="float">
            <text:p>7,2261485</text:p>
          </table:table-cell>
          <table:table-cell office:value-type="float" office:value="7.3717815" calcext:value-type="float">
            <text:p>7,37178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0.3" calcext:value-type="float">
            <text:p>0,3</text:p>
          </table:table-cell>
          <table:table-cell office:value-type="float" office:value="0.66666666666667" calcext:value-type="float">
            <text:p>0,6666666667</text:p>
          </table:table-cell>
          <table:table-cell office:value-type="float" office:value="6.2333333333333" calcext:value-type="float">
            <text:p>6,2333333333</text:p>
          </table:table-cell>
          <table:table-cell office:value-type="float" office:value="9.643298" calcext:value-type="float">
            <text:p>9,643298</text:p>
          </table:table-cell>
          <table:table-cell office:value-type="float" office:value="3.1822919" calcext:value-type="float">
            <text:p>3,18229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,4</text:p>
          </table:table-cell>
          <table:table-cell office:value-type="float" office:value="0.66666666666667" calcext:value-type="float">
            <text:p>0,6666666667</text:p>
          </table:table-cell>
          <table:table-cell office:value-type="float" office:value="6.5333333333333" calcext:value-type="float">
            <text:p>6,5333333333</text:p>
          </table:table-cell>
          <table:table-cell office:value-type="float" office:value="9.9471767" calcext:value-type="float">
            <text:p>9,9471767</text:p>
          </table:table-cell>
          <table:table-cell office:value-type="float" office:value="4.4454135" calcext:value-type="float">
            <text:p>4,44541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,5</text:p>
          </table:table-cell>
          <table:table-cell office:value-type="float" office:value="0.66666666666667" calcext:value-type="float">
            <text:p>0,6666666667</text:p>
          </table:table-cell>
          <table:table-cell office:value-type="float" office:value="6.8333333333333" calcext:value-type="float">
            <text:p>6,8333333333</text:p>
          </table:table-cell>
          <table:table-cell office:value-type="float" office:value="9.7745539" calcext:value-type="float">
            <text:p>9,7745539</text:p>
          </table:table-cell>
          <table:table-cell office:value-type="float" office:value="3.9727406" calcext:value-type="float">
            <text:p>3,972740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0.6" calcext:value-type="float">
            <text:p>0,6</text:p>
          </table:table-cell>
          <table:table-cell office:value-type="float" office:value="0.66666666666667" calcext:value-type="float">
            <text:p>0,6666666667</text:p>
          </table:table-cell>
          <table:table-cell office:value-type="float" office:value="7.1333333333333" calcext:value-type="float">
            <text:p>7,1333333333</text:p>
          </table:table-cell>
          <table:table-cell office:value-type="float" office:value="7.3026976" calcext:value-type="float">
            <text:p>7,3026976</text:p>
          </table:table-cell>
          <table:table-cell office:value-type="float" office:value="5.9446966" calcext:value-type="float">
            <text:p>5,94469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,7</text:p>
          </table:table-cell>
          <table:table-cell office:value-type="float" office:value="0.66666666666667" calcext:value-type="float">
            <text:p>0,6666666667</text:p>
          </table:table-cell>
          <table:table-cell office:value-type="float" office:value="7.4333333333333" calcext:value-type="float">
            <text:p>7,4333333333</text:p>
          </table:table-cell>
          <table:table-cell office:value-type="float" office:value="6.2409052" calcext:value-type="float">
            <text:p>6,2409052</text:p>
          </table:table-cell>
          <table:table-cell office:value-type="float" office:value="6.5032321" calcext:value-type="float">
            <text:p>6,50323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0.8" calcext:value-type="float">
            <text:p>0,8</text:p>
          </table:table-cell>
          <table:table-cell office:value-type="float" office:value="0.66666666666667" calcext:value-type="float">
            <text:p>0,6666666667</text:p>
          </table:table-cell>
          <table:table-cell office:value-type="float" office:value="7.7333333333333" calcext:value-type="float">
            <text:p>7,7333333333</text:p>
          </table:table-cell>
          <table:table-cell office:value-type="float" office:value="8.6169657" calcext:value-type="float">
            <text:p>8,6169657</text:p>
          </table:table-cell>
          <table:table-cell office:value-type="float" office:value="5.0155375" calcext:value-type="float">
            <text:p>5,01553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,9</text:p>
          </table:table-cell>
          <table:table-cell office:value-type="float" office:value="0.66666666666667" calcext:value-type="float">
            <text:p>0,6666666667</text:p>
          </table:table-cell>
          <table:table-cell office:value-type="float" office:value="8.0333333333333" calcext:value-type="float">
            <text:p>8,0333333333</text:p>
          </table:table-cell>
          <table:table-cell office:value-type="float" office:value="5.4693076" calcext:value-type="float">
            <text:p>5,4693076</text:p>
          </table:table-cell>
          <table:table-cell office:value-type="float" office:value="3.1853907" calcext:value-type="float">
            <text:p>3,18539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7" calcext:value-type="float">
            <text:p>0,6666666667</text:p>
          </table:table-cell>
          <table:table-cell office:value-type="float" office:value="8.3333333333333" calcext:value-type="float">
            <text:p>8,3333333333</text:p>
          </table:table-cell>
          <table:table-cell office:value-type="float" office:value="4.6578921" calcext:value-type="float">
            <text:p>4,6578921</text:p>
          </table:table-cell>
          <table:table-cell office:value-type="float" office:value="4.0941928" calcext:value-type="float">
            <text:p>4,0941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,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office:value-type="float" office:value="9.1227723" calcext:value-type="float">
            <text:p>9,1227723</text:p>
          </table:table-cell>
          <table:table-cell office:value-type="float" office:value="5.8249287" calcext:value-type="float">
            <text:p>5,8249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6.3" calcext:value-type="float">
            <text:p>6,3</text:p>
          </table:table-cell>
          <table:table-cell office:value-type="float" office:value="8.2819574" calcext:value-type="float">
            <text:p>8,2819574</text:p>
          </table:table-cell>
          <table:table-cell office:value-type="float" office:value="7.0678403" calcext:value-type="float">
            <text:p>7,0678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58" calcext:value-type="float">
            <text:p>58</text:p>
          </table:table-cell>
          <table:table-cell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float" office:value="6.6" calcext:value-type="float">
            <text:p>6,6</text:p>
          </table:table-cell>
          <table:table-cell office:value-type="float" office:value="9.8723183" calcext:value-type="float">
            <text:p>9,8723183</text:p>
          </table:table-cell>
          <table:table-cell office:value-type="float" office:value="3.9521358" calcext:value-type="float">
            <text:p>3,95213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61" calcext:value-type="float">
            <text:p>61</text:p>
          </table:table-cell>
          <table:table-cell office:value-type="float" office:value="0.3" calcext:value-type="float">
            <text:p>0,3</text:p>
          </table:table-cell>
          <table:table-cell office:value-type="float" office:value="0.75" calcext:value-type="float">
            <text:p>0,75</text:p>
          </table:table-cell>
          <table:table-cell office:value-type="float" office:value="6.9" calcext:value-type="float">
            <text:p>6,9</text:p>
          </table:table-cell>
          <table:table-cell office:value-type="float" office:value="1.6946882" calcext:value-type="float">
            <text:p>1,6946882</text:p>
          </table:table-cell>
          <table:table-cell office:value-type="float" office:value="5.7713695" calcext:value-type="float">
            <text:p>5,77136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office:value-type="float" office:value="7.2" calcext:value-type="float">
            <text:p>7,2</text:p>
          </table:table-cell>
          <table:table-cell office:value-type="float" office:value="5.7526276" calcext:value-type="float">
            <text:p>5,7526276</text:p>
          </table:table-cell>
          <table:table-cell office:value-type="float" office:value="2.1976199" calcext:value-type="float">
            <text:p>2,19761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7.5" calcext:value-type="float">
            <text:p>7,5</text:p>
          </table:table-cell>
          <table:table-cell office:value-type="float" office:value="0.4956033" calcext:value-type="float">
            <text:p>0,4956033</text:p>
          </table:table-cell>
          <table:table-cell office:value-type="float" office:value="7.970642" calcext:value-type="float">
            <text:p>7,9706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office:value-type="float" office:value="7.8" calcext:value-type="float">
            <text:p>7,8</text:p>
          </table:table-cell>
          <table:table-cell office:value-type="float" office:value="8.2274064" calcext:value-type="float">
            <text:p>8,2274064</text:p>
          </table:table-cell>
          <table:table-cell office:value-type="float" office:value="6.6330511" calcext:value-type="float">
            <text:p>6,63305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,5</text:p>
          </table:table-cell>
          <table:table-cell office:value-type="float" office:value="73" calcext:value-type="float">
            <text:p>73</text:p>
          </table:table-cell>
          <table:table-cell office:value-type="float" office:value="0.7" calcext:value-type="float">
            <text:p>0,7</text:p>
          </table:table-cell>
          <table:table-cell office:value-type="float" office:value="0.75" calcext:value-type="float">
            <text:p>0,75</text:p>
          </table:table-cell>
          <table:table-cell office:value-type="float" office:value="8.1" calcext:value-type="float">
            <text:p>8,1</text:p>
          </table:table-cell>
          <table:table-cell office:value-type="float" office:value="8.904039" calcext:value-type="float">
            <text:p>8,904039</text:p>
          </table:table-cell>
          <table:table-cell office:value-type="float" office:value="6.7224226" calcext:value-type="float">
            <text:p>6,72242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office:value-type="float" office:value="76" calcext:value-type="float">
            <text:p>76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8.4" calcext:value-type="float">
            <text:p>8,4</text:p>
          </table:table-cell>
          <table:table-cell office:value-type="float" office:value="9.6922383" calcext:value-type="float">
            <text:p>9,6922383</text:p>
          </table:table-cell>
          <table:table-cell office:value-type="float" office:value="7.3107294" calcext:value-type="float">
            <text:p>7,31072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,5</text:p>
          </table:table-cell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,9</text:p>
          </table:table-cell>
          <table:table-cell office:value-type="float" office:value="0.75" calcext:value-type="float">
            <text:p>0,75</text:p>
          </table:table-cell>
          <table:table-cell office:value-type="float" office:value="8.7" calcext:value-type="float">
            <text:p>8,7</text:p>
          </table:table-cell>
          <table:table-cell office:value-type="float" office:value="1.9463935" calcext:value-type="float">
            <text:p>1,9463935</text:p>
          </table:table-cell>
          <table:table-cell office:value-type="float" office:value="7.6800753" calcext:value-type="float">
            <text:p>7,68007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,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9" calcext:value-type="float">
            <text:p>9</text:p>
          </table:table-cell>
          <table:table-cell office:value-type="float" office:value="2.1391167" calcext:value-type="float">
            <text:p>2,1391167</text:p>
          </table:table-cell>
          <table:table-cell office:value-type="float" office:value="7.5494547" calcext:value-type="float">
            <text:p>7,5494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" calcext:value-type="float">
            <text:p>0,8333333333</text:p>
          </table:table-cell>
          <table:table-cell office:value-type="float" office:value="6.6666666666667" calcext:value-type="float">
            <text:p>6,6666666667</text:p>
          </table:table-cell>
          <table:table-cell office:value-type="float" office:value="6.0412865" calcext:value-type="float">
            <text:p>6,0412865</text:p>
          </table:table-cell>
          <table:table-cell office:value-type="float" office:value="7.0280132" calcext:value-type="float">
            <text:p>7,0280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0.83333333333333" calcext:value-type="float">
            <text:p>0,8333333333</text:p>
          </table:table-cell>
          <table:table-cell office:value-type="float" office:value="6.9666666666667" calcext:value-type="float">
            <text:p>6,9666666667</text:p>
          </table:table-cell>
          <table:table-cell office:value-type="float" office:value="6.7544778" calcext:value-type="float">
            <text:p>6,7544778</text:p>
          </table:table-cell>
          <table:table-cell office:value-type="float" office:value="4.7949513" calcext:value-type="float">
            <text:p>4,79495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0.2" calcext:value-type="float">
            <text:p>0,2</text:p>
          </table:table-cell>
          <table:table-cell office:value-type="float" office:value="0.83333333333333" calcext:value-type="float">
            <text:p>0,8333333333</text:p>
          </table:table-cell>
          <table:table-cell office:value-type="float" office:value="7.2666666666667" calcext:value-type="float">
            <text:p>7,2666666667</text:p>
          </table:table-cell>
          <table:table-cell office:value-type="float" office:value="3.4059178" calcext:value-type="float">
            <text:p>3,4059178</text:p>
          </table:table-cell>
          <table:table-cell office:value-type="float" office:value="3.3342712" calcext:value-type="float">
            <text:p>3,3342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.3" calcext:value-type="float">
            <text:p>0,3</text:p>
          </table:table-cell>
          <table:table-cell office:value-type="float" office:value="0.83333333333333" calcext:value-type="float">
            <text:p>0,8333333333</text:p>
          </table:table-cell>
          <table:table-cell office:value-type="float" office:value="7.5666666666667" calcext:value-type="float">
            <text:p>7,5666666667</text:p>
          </table:table-cell>
          <table:table-cell office:value-type="float" office:value="6.6339033" calcext:value-type="float">
            <text:p>6,6339033</text:p>
          </table:table-cell>
          <table:table-cell office:value-type="float" office:value="6.838286" calcext:value-type="float">
            <text:p>6,838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,4</text:p>
          </table:table-cell>
          <table:table-cell office:value-type="float" office:value="0.83333333333333" calcext:value-type="float">
            <text:p>0,8333333333</text:p>
          </table:table-cell>
          <table:table-cell office:value-type="float" office:value="7.8666666666667" calcext:value-type="float">
            <text:p>7,8666666667</text:p>
          </table:table-cell>
          <table:table-cell office:value-type="float" office:value="5.7141068" calcext:value-type="float">
            <text:p>5,7141068</text:p>
          </table:table-cell>
          <table:table-cell office:value-type="float" office:value="5.4540053" calcext:value-type="float">
            <text:p>5,45400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,5</text:p>
          </table:table-cell>
          <table:table-cell office:value-type="float" office:value="0.83333333333333" calcext:value-type="float">
            <text:p>0,8333333333</text:p>
          </table:table-cell>
          <table:table-cell office:value-type="float" office:value="8.1666666666667" calcext:value-type="float">
            <text:p>8,1666666667</text:p>
          </table:table-cell>
          <table:table-cell office:value-type="float" office:value="4.4386911" calcext:value-type="float">
            <text:p>4,4386911</text:p>
          </table:table-cell>
          <table:table-cell office:value-type="float" office:value="4.3976385" calcext:value-type="float">
            <text:p>4,39763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0.6" calcext:value-type="float">
            <text:p>0,6</text:p>
          </table:table-cell>
          <table:table-cell office:value-type="float" office:value="0.83333333333333" calcext:value-type="float">
            <text:p>0,8333333333</text:p>
          </table:table-cell>
          <table:table-cell office:value-type="float" office:value="8.4666666666667" calcext:value-type="float">
            <text:p>8,4666666667</text:p>
          </table:table-cell>
          <table:table-cell office:value-type="float" office:value="4.2030758" calcext:value-type="float">
            <text:p>4,2030758</text:p>
          </table:table-cell>
          <table:table-cell office:value-type="float" office:value="4.5866056" calcext:value-type="float">
            <text:p>4,586605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0.7" calcext:value-type="float">
            <text:p>0,7</text:p>
          </table:table-cell>
          <table:table-cell office:value-type="float" office:value="0.83333333333333" calcext:value-type="float">
            <text:p>0,8333333333</text:p>
          </table:table-cell>
          <table:table-cell office:value-type="float" office:value="8.7666666666667" calcext:value-type="float">
            <text:p>8,7666666667</text:p>
          </table:table-cell>
          <table:table-cell office:value-type="float" office:value="7.2496239" calcext:value-type="float">
            <text:p>7,2496239</text:p>
          </table:table-cell>
          <table:table-cell office:value-type="float" office:value="5.5386585" calcext:value-type="float">
            <text:p>5,53865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83333333333333" calcext:value-type="float">
            <text:p>0,8333333333</text:p>
          </table:table-cell>
          <table:table-cell office:value-type="float" office:value="9.0666666666667" calcext:value-type="float">
            <text:p>9,0666666667</text:p>
          </table:table-cell>
          <table:table-cell office:value-type="float" office:value="0.5966251" calcext:value-type="float">
            <text:p>0,5966251</text:p>
          </table:table-cell>
          <table:table-cell office:value-type="float" office:value="3.8013509" calcext:value-type="float">
            <text:p>3,80135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0.9" calcext:value-type="float">
            <text:p>0,9</text:p>
          </table:table-cell>
          <table:table-cell office:value-type="float" office:value="0.83333333333333" calcext:value-type="float">
            <text:p>0,8333333333</text:p>
          </table:table-cell>
          <table:table-cell office:value-type="float" office:value="9.3666666666667" calcext:value-type="float">
            <text:p>9,3666666667</text:p>
          </table:table-cell>
          <table:table-cell office:value-type="float" office:value="6.2271306" calcext:value-type="float">
            <text:p>6,2271306</text:p>
          </table:table-cell>
          <table:table-cell office:value-type="float" office:value="2.655337" calcext:value-type="float">
            <text:p>2,6553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" calcext:value-type="float">
            <text:p>0,8333333333</text:p>
          </table:table-cell>
          <table:table-cell office:value-type="float" office:value="9.6666666666667" calcext:value-type="float">
            <text:p>9,6666666667</text:p>
          </table:table-cell>
          <table:table-cell office:value-type="float" office:value="2.9533214" calcext:value-type="float">
            <text:p>2,9533214</text:p>
          </table:table-cell>
          <table:table-cell office:value-type="float" office:value="4.6727222" calcext:value-type="float">
            <text:p>4,6727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91666666666667" calcext:value-type="float">
            <text:p>0,9166666667</text:p>
          </table:table-cell>
          <table:table-cell office:value-type="float" office:value="7.3333333333333" calcext:value-type="float">
            <text:p>7,3333333333</text:p>
          </table:table-cell>
          <table:table-cell office:value-type="float" office:value="8.8139802" calcext:value-type="float">
            <text:p>8,8139802</text:p>
          </table:table-cell>
          <table:table-cell office:value-type="float" office:value="3.1144162" calcext:value-type="float">
            <text:p>3,1144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0.91666666666667" calcext:value-type="float">
            <text:p>0,9166666667</text:p>
          </table:table-cell>
          <table:table-cell office:value-type="float" office:value="7.6333333333333" calcext:value-type="float">
            <text:p>7,6333333333</text:p>
          </table:table-cell>
          <table:table-cell office:value-type="float" office:value="2.3252413" calcext:value-type="float">
            <text:p>2,3252413</text:p>
          </table:table-cell>
          <table:table-cell office:value-type="float" office:value="7.1037311" calcext:value-type="float">
            <text:p>7,1037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,2</text:p>
          </table:table-cell>
          <table:table-cell office:value-type="float" office:value="0.91666666666667" calcext:value-type="float">
            <text:p>0,9166666667</text:p>
          </table:table-cell>
          <table:table-cell office:value-type="float" office:value="7.9333333333333" calcext:value-type="float">
            <text:p>7,9333333333</text:p>
          </table:table-cell>
          <table:table-cell office:value-type="float" office:value="0.708576" calcext:value-type="float">
            <text:p>0,708576</text:p>
          </table:table-cell>
          <table:table-cell office:value-type="float" office:value="4.5629809" calcext:value-type="float">
            <text:p>4,56298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office:value-type="float" office:value="69" calcext:value-type="float">
            <text:p>69</text:p>
          </table:table-cell>
          <table:table-cell office:value-type="float" office:value="0.3" calcext:value-type="float">
            <text:p>0,3</text:p>
          </table:table-cell>
          <table:table-cell office:value-type="float" office:value="0.91666666666667" calcext:value-type="float">
            <text:p>0,9166666667</text:p>
          </table:table-cell>
          <table:table-cell office:value-type="float" office:value="8.2333333333333" calcext:value-type="float">
            <text:p>8,2333333333</text:p>
          </table:table-cell>
          <table:table-cell office:value-type="float" office:value="7.9730105" calcext:value-type="float">
            <text:p>7,9730105</text:p>
          </table:table-cell>
          <table:table-cell office:value-type="float" office:value="3.7086156" calcext:value-type="float">
            <text:p>3,7086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office:value-type="float" office:value="72" calcext:value-type="float">
            <text:p>72</text:p>
          </table:table-cell>
          <table:table-cell office:value-type="float" office:value="0.4" calcext:value-type="float">
            <text:p>0,4</text:p>
          </table:table-cell>
          <table:table-cell office:value-type="float" office:value="0.91666666666667" calcext:value-type="float">
            <text:p>0,9166666667</text:p>
          </table:table-cell>
          <table:table-cell office:value-type="float" office:value="8.5333333333333" calcext:value-type="float">
            <text:p>8,5333333333</text:p>
          </table:table-cell>
          <table:table-cell office:value-type="float" office:value="3.5207258" calcext:value-type="float">
            <text:p>3,5207258</text:p>
          </table:table-cell>
          <table:table-cell office:value-type="float" office:value="4.4085782" calcext:value-type="float">
            <text:p>4,40857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0.91666666666667" calcext:value-type="float">
            <text:p>0,9166666667</text:p>
          </table:table-cell>
          <table:table-cell office:value-type="float" office:value="8.8333333333333" calcext:value-type="float">
            <text:p>8,8333333333</text:p>
          </table:table-cell>
          <table:table-cell office:value-type="float" office:value="1.2277147" calcext:value-type="float">
            <text:p>1,2277147</text:p>
          </table:table-cell>
          <table:table-cell office:value-type="float" office:value="2.1651221" calcext:value-type="float">
            <text:p>2,16512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,6</text:p>
          </table:table-cell>
          <table:table-cell office:value-type="float" office:value="0.91666666666667" calcext:value-type="float">
            <text:p>0,9166666667</text:p>
          </table:table-cell>
          <table:table-cell office:value-type="float" office:value="9.1333333333333" calcext:value-type="float">
            <text:p>9,1333333333</text:p>
          </table:table-cell>
          <table:table-cell office:value-type="float" office:value="8.6725491" calcext:value-type="float">
            <text:p>8,6725491</text:p>
          </table:table-cell>
          <table:table-cell office:value-type="float" office:value="4.7801796" calcext:value-type="float">
            <text:p>4,78017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81" calcext:value-type="float">
            <text:p>81</text:p>
          </table:table-cell>
          <table:table-cell office:value-type="float" office:value="0.7" calcext:value-type="float">
            <text:p>0,7</text:p>
          </table:table-cell>
          <table:table-cell office:value-type="float" office:value="0.91666666666667" calcext:value-type="float">
            <text:p>0,9166666667</text:p>
          </table:table-cell>
          <table:table-cell office:value-type="float" office:value="9.4333333333333" calcext:value-type="float">
            <text:p>9,4333333333</text:p>
          </table:table-cell>
          <table:table-cell office:value-type="float" office:value="2.498989" calcext:value-type="float">
            <text:p>2,498989</text:p>
          </table:table-cell>
          <table:table-cell office:value-type="float" office:value="5.1838714" calcext:value-type="float">
            <text:p>5,18387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84" calcext:value-type="float">
            <text:p>84</text:p>
          </table:table-cell>
          <table:table-cell office:value-type="float" office:value="0.8" calcext:value-type="float">
            <text:p>0,8</text:p>
          </table:table-cell>
          <table:table-cell office:value-type="float" office:value="0.91666666666667" calcext:value-type="float">
            <text:p>0,9166666667</text:p>
          </table:table-cell>
          <table:table-cell office:value-type="float" office:value="9.7333333333333" calcext:value-type="float">
            <text:p>9,7333333333</text:p>
          </table:table-cell>
          <table:table-cell office:value-type="float" office:value="2.6974426" calcext:value-type="float">
            <text:p>2,6974426</text:p>
          </table:table-cell>
          <table:table-cell office:value-type="float" office:value="6.9278575" calcext:value-type="float">
            <text:p>6,92785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,5</text:p>
          </table:table-cell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,9</text:p>
          </table:table-cell>
          <table:table-cell office:value-type="float" office:value="0.91666666666667" calcext:value-type="float">
            <text:p>0,9166666667</text:p>
          </table:table-cell>
          <table:table-cell office:value-type="float" office:value="10.033333333333" calcext:value-type="float">
            <text:p>10,0333333333</text:p>
          </table:table-cell>
          <table:table-cell office:value-type="float" office:value="1.0631278" calcext:value-type="float">
            <text:p>1,0631278</text:p>
          </table:table-cell>
          <table:table-cell office:value-type="float" office:value="6.2816802" calcext:value-type="float">
            <text:p>6,28168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91666666666667" calcext:value-type="float">
            <text:p>0,9166666667</text:p>
          </table:table-cell>
          <table:table-cell office:value-type="float" office:value="10.333333333333" calcext:value-type="float">
            <text:p>10,3333333333</text:p>
          </table:table-cell>
          <table:table-cell office:value-type="float" office:value="2.20916" calcext:value-type="float">
            <text:p>2,20916</text:p>
          </table:table-cell>
          <table:table-cell office:value-type="float" office:value="5.1597222" calcext:value-type="float">
            <text:p>5,1597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447143" calcext:value-type="float">
            <text:p>1,447143</text:p>
          </table:table-cell>
          <table:table-cell office:value-type="float" office:value="7.6752704" calcext:value-type="float">
            <text:p>7,67527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office:value-type="float" office:value="1.1639677" calcext:value-type="float">
            <text:p>1,1639677</text:p>
          </table:table-cell>
          <table:table-cell office:value-type="float" office:value="3.2262608" calcext:value-type="float">
            <text:p>3,22626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8.6" calcext:value-type="float">
            <text:p>8,6</text:p>
          </table:table-cell>
          <table:table-cell office:value-type="float" office:value="2.4610354" calcext:value-type="float">
            <text:p>2,4610354</text:p>
          </table:table-cell>
          <table:table-cell office:value-type="float" office:value="6.4346591" calcext:value-type="float">
            <text:p>6,43465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3.1359965" calcext:value-type="float">
            <text:p>3,1359965</text:p>
          </table:table-cell>
          <table:table-cell office:value-type="float" office:value="5.2486141" calcext:value-type="float">
            <text:p>5,24861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,2</text:p>
          </table:table-cell>
          <table:table-cell office:value-type="float" office:value="1.8456353" calcext:value-type="float">
            <text:p>1,8456353</text:p>
          </table:table-cell>
          <table:table-cell office:value-type="float" office:value="3.169986" calcext:value-type="float">
            <text:p>3,1699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,5</text:p>
          </table:table-cell>
          <table:table-cell office:value-type="float" office:value="7.2717173" calcext:value-type="float">
            <text:p>7,2717173</text:p>
          </table:table-cell>
          <table:table-cell office:value-type="float" office:value="4.502526" calcext:value-type="float">
            <text:p>4,5025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0.4561951" calcext:value-type="float">
            <text:p>0,4561951</text:p>
          </table:table-cell>
          <table:table-cell office:value-type="float" office:value="6.788176" calcext:value-type="float">
            <text:p>6,7881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10.1" calcext:value-type="float">
            <text:p>10,1</text:p>
          </table:table-cell>
          <table:table-cell office:value-type="float" office:value="8.4425114" calcext:value-type="float">
            <text:p>8,4425114</text:p>
          </table:table-cell>
          <table:table-cell office:value-type="float" office:value="7.0575234" calcext:value-type="float">
            <text:p>7,057523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0.4" calcext:value-type="float">
            <text:p>10,4</text:p>
          </table:table-cell>
          <table:table-cell office:value-type="float" office:value="0.827986" calcext:value-type="float">
            <text:p>0,827986</text:p>
          </table:table-cell>
          <table:table-cell office:value-type="float" office:value="3.1779423" calcext:value-type="float">
            <text:p>3,17794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,7</text:p>
          </table:table-cell>
          <table:table-cell office:value-type="float" office:value="2.4435026" calcext:value-type="float">
            <text:p>2,4435026</text:p>
          </table:table-cell>
          <table:table-cell office:value-type="float" office:value="3.2334205" calcext:value-type="float">
            <text:p>3,23342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.2384408" calcext:value-type="float">
            <text:p>2,2384408</text:p>
          </table:table-cell>
          <table:table-cell office:value-type="float" office:value="2.669631" calcext:value-type="float">
            <text:p>2,6696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1T13:02:04.515826906</dc:date>
    <meta:editing-duration>PT4M26S</meta:editing-duration>
    <meta:editing-cycles>1</meta:editing-cycles>
    <meta:document-statistic meta:table-count="1" meta:cell-count="1152" meta:object-count="1"/>
    <meta:generator>LibreOffice/5.1.6.2.0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scatter" chart:style-name="ch1">
        <chart:legend chart:legend-position="end" svg:x="13.731cm" svg:y="3.955cm" style:legend-expansion="high" chart:style-name="ch2"/>
        <chart:plot-area chart:style-name="ch3" table:cell-range-address="data.A1:data.B144 data.H2:data.H144" chart:data-source-has-labels="row" svg:x="0.319cm" svg:y="0.18cm" svg:width="13.093cm" svg:height="8.646cm">
          <chartooo:coordinate-region svg:x="0.755cm" svg:y="0.379cm" svg:width="12.4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2:data.B144" chart:label-cell-address="data.B1:data.B1" chart:class="chart:scatter">
            <chart:domain table:cell-range-address="data.A2:data.A144"/>
            <chart:data-point chart:repeated="143"/>
          </chart:series>
          <chart:series chart:style-name="ch7" chart:values-cell-range-address="data.H2:data.H144" chart:class="chart:scatter">
            <chart:domain table:cell-range-address="data.G2:data.G144"/>
            <chart:data-point chart:repeated="1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2</text:p>
                <draw:g>
                  <svg:desc>data.B1:data.B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144</svg:desc>
                </draw:g>
              </table:table-cell>
              <table:table-cell office:value-type="float" office:value="2">
                <text:p>2</text:p>
                <draw:g>
                  <svg:desc>data.B2:data.B144</svg:desc>
                </draw:g>
              </table:table-cell>
              <table:table-cell office:value-type="float" office:value="9.07594">
                <text:p>9.07594</text:p>
                <draw:g>
                  <svg:desc>data.G2:data.G144</svg:desc>
                </draw:g>
              </table:table-cell>
              <table:table-cell office:value-type="float" office:value="5.8271418">
                <text:p>5.8271418</text:p>
                <draw:g>
                  <svg:desc>data.H2:data.H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8913103">
                <text:p>8.8913103</text:p>
              </table:table-cell>
              <table:table-cell office:value-type="float" office:value="2.6773788">
                <text:p>2.6773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6155987">
                <text:p>9.6155987</text:p>
              </table:table-cell>
              <table:table-cell office:value-type="float" office:value="3.1216372">
                <text:p>3.1216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9241764">
                <text:p>5.9241764</text:p>
              </table:table-cell>
              <table:table-cell office:value-type="float" office:value="7.735038">
                <text:p>7.735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.3595756">
                <text:p>4.3595756</text:p>
              </table:table-cell>
              <table:table-cell office:value-type="float" office:value="4.286354">
                <text:p>4.286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.0463517">
                <text:p>2.0463517</text:p>
              </table:table-cell>
              <table:table-cell office:value-type="float" office:value="7.0249496">
                <text:p>7.0249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.0550001">
                <text:p>7.0550001</text:p>
              </table:table-cell>
              <table:table-cell office:value-type="float" office:value="6.5517724">
                <text:p>6.55177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.0015337">
                <text:p>4.0015337</text:p>
              </table:table-cell>
              <table:table-cell office:value-type="float" office:value="3.7674799">
                <text:p>3.7674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.8068445">
                <text:p>4.8068445</text:p>
              </table:table-cell>
              <table:table-cell office:value-type="float" office:value="7.6224739">
                <text:p>7.6224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.9269192">
                <text:p>7.9269192</text:p>
              </table:table-cell>
              <table:table-cell office:value-type="float" office:value="2.4487929">
                <text:p>2.4487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.9641933">
                <text:p>4.9641933</text:p>
              </table:table-cell>
              <table:table-cell office:value-type="float" office:value="7.3455593">
                <text:p>7.3455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9.3229721">
                <text:p>9.3229721</text:p>
              </table:table-cell>
              <table:table-cell office:value-type="float" office:value="5.3863486">
                <text:p>5.3863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6.348166">
                <text:p>6.348166</text:p>
              </table:table-cell>
              <table:table-cell office:value-type="float" office:value="4.5726581">
                <text:p>4.5726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9.1725791">
                <text:p>9.1725791</text:p>
              </table:table-cell>
              <table:table-cell office:value-type="float" office:value="4.0928133">
                <text:p>4.09281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9.5768411">
                <text:p>9.5768411</text:p>
              </table:table-cell>
              <table:table-cell office:value-type="float" office:value="3.3454711">
                <text:p>3.3454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5.4106263">
                <text:p>5.4106263</text:p>
              </table:table-cell>
              <table:table-cell office:value-type="float" office:value="7.1916686">
                <text:p>7.1916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8.6210216">
                <text:p>8.6210216</text:p>
              </table:table-cell>
              <table:table-cell office:value-type="float" office:value="4.5811619">
                <text:p>4.5811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9.7817458">
                <text:p>9.7817458</text:p>
              </table:table-cell>
              <table:table-cell office:value-type="float" office:value="6.9419721">
                <text:p>6.9419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6.171332">
                <text:p>6.171332</text:p>
              </table:table-cell>
              <table:table-cell office:value-type="float" office:value="5.4235533">
                <text:p>5.42355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7.7950167">
                <text:p>7.7950167</text:p>
              </table:table-cell>
              <table:table-cell office:value-type="float" office:value="2.3185445">
                <text:p>2.31854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9.5165121">
                <text:p>9.5165121</text:p>
              </table:table-cell>
              <table:table-cell office:value-type="float" office:value="7.9048211">
                <text:p>7.9048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8.9058236">
                <text:p>8.9058236</text:p>
              </table:table-cell>
              <table:table-cell office:value-type="float" office:value="5.9429073">
                <text:p>5.94290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.4276558">
                <text:p>7.4276558</text:p>
              </table:table-cell>
              <table:table-cell office:value-type="float" office:value="3.7444143">
                <text:p>3.7444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.5173121">
                <text:p>9.5173121</text:p>
              </table:table-cell>
              <table:table-cell office:value-type="float" office:value="3.3407002">
                <text:p>3.3407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278147">
                <text:p>2.278147</text:p>
              </table:table-cell>
              <table:table-cell office:value-type="float" office:value="6.4665388">
                <text:p>6.46653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824885">
                <text:p>2.9824885</text:p>
              </table:table-cell>
              <table:table-cell office:value-type="float" office:value="6.3454042">
                <text:p>6.34540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.3534967">
                <text:p>6.3534967</text:p>
              </table:table-cell>
              <table:table-cell office:value-type="float" office:value="3.3832763">
                <text:p>3.38327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.8862545">
                <text:p>2.8862545</text:p>
              </table:table-cell>
              <table:table-cell office:value-type="float" office:value="3.6209976">
                <text:p>3.62099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.593224">
                <text:p>6.593224</text:p>
              </table:table-cell>
              <table:table-cell office:value-type="float" office:value="3.2353001">
                <text:p>3.2353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.1896848">
                <text:p>6.1896848</text:p>
              </table:table-cell>
              <table:table-cell office:value-type="float" office:value="5.702039">
                <text:p>5.7020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.3012855">
                <text:p>4.3012855</text:p>
              </table:table-cell>
              <table:table-cell office:value-type="float" office:value="2.9601866">
                <text:p>2.96018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.8228459">
                <text:p>4.8228459</text:p>
              </table:table-cell>
              <table:table-cell office:value-type="float" office:value="3.7533842">
                <text:p>3.75338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5.9022476">
                <text:p>5.9022476</text:p>
              </table:table-cell>
              <table:table-cell office:value-type="float" office:value="4.762755">
                <text:p>4.762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1.1589271">
                <text:p>1.1589271</text:p>
              </table:table-cell>
              <table:table-cell office:value-type="float" office:value="3.2441477">
                <text:p>3.24414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0.3105137">
                <text:p>0.3105137</text:p>
              </table:table-cell>
              <table:table-cell office:value-type="float" office:value="7.3723664">
                <text:p>7.37236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2.6044871">
                <text:p>2.6044871</text:p>
              </table:table-cell>
              <table:table-cell office:value-type="float" office:value="7.8962156">
                <text:p>7.8962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8.7953123">
                <text:p>8.7953123</text:p>
              </table:table-cell>
              <table:table-cell office:value-type="float" office:value="2.9061863">
                <text:p>2.90618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6.398538">
                <text:p>6.398538</text:p>
              </table:table-cell>
              <table:table-cell office:value-type="float" office:value="5.7337808">
                <text:p>5.73378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4.4176678">
                <text:p>4.4176678</text:p>
              </table:table-cell>
              <table:table-cell office:value-type="float" office:value="5.54951">
                <text:p>5.549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8.4574684">
                <text:p>8.4574684</text:p>
              </table:table-cell>
              <table:table-cell office:value-type="float" office:value="6.0174889">
                <text:p>6.0174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3.3600813">
                <text:p>3.3600813</text:p>
              </table:table-cell>
              <table:table-cell office:value-type="float" office:value="2.8639741">
                <text:p>2.86397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3.9381551">
                <text:p>3.9381551</text:p>
              </table:table-cell>
              <table:table-cell office:value-type="float" office:value="7.8281468">
                <text:p>7.82814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  <table:table-cell office:value-type="float" office:value="3.5">
                <text:p>3.5</text:p>
              </table:table-cell>
              <table:table-cell office:value-type="float" office:value="3.7454173">
                <text:p>3.7454173</text:p>
              </table:table-cell>
              <table:table-cell office:value-type="float" office:value="6.0946458">
                <text:p>6.09464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2.4152405">
                <text:p>2.4152405</text:p>
              </table:table-cell>
              <table:table-cell office:value-type="float" office:value="2.2031847">
                <text:p>2.20318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.8832433">
                <text:p>8.8832433</text:p>
              </table:table-cell>
              <table:table-cell office:value-type="float" office:value="7.1629553">
                <text:p>7.16295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5087063">
                <text:p>6.5087063</text:p>
              </table:table-cell>
              <table:table-cell office:value-type="float" office:value="3.9107172">
                <text:p>3.91071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2052364">
                <text:p>0.2052364</text:p>
              </table:table-cell>
              <table:table-cell office:value-type="float" office:value="2.7989313">
                <text:p>2.79893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.1068358">
                <text:p>6.1068358</text:p>
              </table:table-cell>
              <table:table-cell office:value-type="float" office:value="5.6644905">
                <text:p>5.6644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9361438">
                <text:p>5.9361438</text:p>
              </table:table-cell>
              <table:table-cell office:value-type="float" office:value="6.3594578">
                <text:p>6.35945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.1810637">
                <text:p>8.1810637</text:p>
              </table:table-cell>
              <table:table-cell office:value-type="float" office:value="5.7479946">
                <text:p>5.74799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.2197068">
                <text:p>6.2197068</text:p>
              </table:table-cell>
              <table:table-cell office:value-type="float" office:value="2.4713304">
                <text:p>2.47133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.0736835">
                <text:p>6.0736835</text:p>
              </table:table-cell>
              <table:table-cell office:value-type="float" office:value="5.0090114">
                <text:p>5.00901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.2958614">
                <text:p>2.2958614</text:p>
              </table:table-cell>
              <table:table-cell office:value-type="float" office:value="3.4833328">
                <text:p>3.48333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.2379871">
                <text:p>1.2379871</text:p>
              </table:table-cell>
              <table:table-cell office:value-type="float" office:value="6.0281176">
                <text:p>6.02811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.3880715">
                <text:p>8.3880715</text:p>
              </table:table-cell>
              <table:table-cell office:value-type="float" office:value="7.8172733">
                <text:p>7.81727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3.4093441">
                <text:p>3.4093441</text:p>
              </table:table-cell>
              <table:table-cell office:value-type="float" office:value="3.0488916">
                <text:p>3.04889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1.1354122">
                <text:p>1.1354122</text:p>
              </table:table-cell>
              <table:table-cell office:value-type="float" office:value="6.4084996">
                <text:p>6.40849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1.4617306">
                <text:p>1.4617306</text:p>
              </table:table-cell>
              <table:table-cell office:value-type="float" office:value="4.9284978">
                <text:p>4.92849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4.1719089">
                <text:p>4.1719089</text:p>
              </table:table-cell>
              <table:table-cell office:value-type="float" office:value="4.3261827">
                <text:p>4.32618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5.2194709">
                <text:p>5.2194709</text:p>
              </table:table-cell>
              <table:table-cell office:value-type="float" office:value="3.8330913">
                <text:p>3.8330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2.4818965">
                <text:p>2.4818965</text:p>
              </table:table-cell>
              <table:table-cell office:value-type="float" office:value="3.0369063">
                <text:p>3.03690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6.239681">
                <text:p>6.239681</text:p>
              </table:table-cell>
              <table:table-cell office:value-type="float" office:value="3.6122798">
                <text:p>3.61227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3.0597293">
                <text:p>3.0597293</text:p>
              </table:table-cell>
              <table:table-cell office:value-type="float" office:value="3.40791">
                <text:p>3.407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8.7946172">
                <text:p>8.7946172</text:p>
              </table:table-cell>
              <table:table-cell office:value-type="float" office:value="7.3975239">
                <text:p>7.39752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9.6122798">
                <text:p>9.6122798</text:p>
              </table:table-cell>
              <table:table-cell office:value-type="float" office:value="6.1854085">
                <text:p>6.18540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5.2425308">
                <text:p>5.2425308</text:p>
              </table:table-cell>
              <table:table-cell office:value-type="float" office:value="5.4991919">
                <text:p>5.49919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.7612316">
                <text:p>7.7612316</text:p>
              </table:table-cell>
              <table:table-cell office:value-type="float" office:value="2.7897285">
                <text:p>2.7897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8470056">
                <text:p>0.8470056</text:p>
              </table:table-cell>
              <table:table-cell office:value-type="float" office:value="2.0342557">
                <text:p>2.03425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.7884356">
                <text:p>3.7884356</text:p>
              </table:table-cell>
              <table:table-cell office:value-type="float" office:value="3.2509956">
                <text:p>3.25099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.7706222">
                <text:p>6.7706222</text:p>
              </table:table-cell>
              <table:table-cell office:value-type="float" office:value="3.3059042">
                <text:p>3.30590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7804481">
                <text:p>1.7804481</text:p>
              </table:table-cell>
              <table:table-cell office:value-type="float" office:value="2.1079797">
                <text:p>2.10797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9246597">
                <text:p>3.9246597</text:p>
              </table:table-cell>
              <table:table-cell office:value-type="float" office:value="3.7495162">
                <text:p>3.74951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.5274656">
                <text:p>7.5274656</text:p>
              </table:table-cell>
              <table:table-cell office:value-type="float" office:value="5.2318342">
                <text:p>5.23183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.79669">
                <text:p>7.79669</text:p>
              </table:table-cell>
              <table:table-cell office:value-type="float" office:value="3.0196247">
                <text:p>3.01962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9.2633616">
                <text:p>9.2633616</text:p>
              </table:table-cell>
              <table:table-cell office:value-type="float" office:value="3.8096965">
                <text:p>3.80969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.7545267">
                <text:p>4.7545267</text:p>
              </table:table-cell>
              <table:table-cell office:value-type="float" office:value="3.0471548">
                <text:p>3.0471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.744338">
                <text:p>4.744338</text:p>
              </table:table-cell>
              <table:table-cell office:value-type="float" office:value="2.5965246">
                <text:p>2.5965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4.4323912">
                <text:p>4.4323912</text:p>
              </table:table-cell>
              <table:table-cell office:value-type="float" office:value="6.6824404">
                <text:p>6.68244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3.3407244">
                <text:p>3.3407244</text:p>
              </table:table-cell>
              <table:table-cell office:value-type="float" office:value="3.936205">
                <text:p>3.9362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6.7999405">
                <text:p>6.7999405</text:p>
              </table:table-cell>
              <table:table-cell office:value-type="float" office:value="3.7718025">
                <text:p>3.77180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0.2026892">
                <text:p>0.2026892</text:p>
              </table:table-cell>
              <table:table-cell office:value-type="float" office:value="3.2254827">
                <text:p>3.22548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8.7849907">
                <text:p>8.7849907</text:p>
              </table:table-cell>
              <table:table-cell office:value-type="float" office:value="6.7783525">
                <text:p>6.77835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3.3586855">
                <text:p>3.3586855</text:p>
              </table:table-cell>
              <table:table-cell office:value-type="float" office:value="7.7791978">
                <text:p>7.77919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8.0210138">
                <text:p>8.0210138</text:p>
              </table:table-cell>
              <table:table-cell office:value-type="float" office:value="6.2882727">
                <text:p>6.28827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.7169889">
                <text:p>1.7169889</text:p>
              </table:table-cell>
              <table:table-cell office:value-type="float" office:value="4.8749816">
                <text:p>4.87498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9.3236282">
                <text:p>9.3236282</text:p>
              </table:table-cell>
              <table:table-cell office:value-type="float" office:value="4.0984623">
                <text:p>4.09846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4.9716023">
                <text:p>4.9716023</text:p>
              </table:table-cell>
              <table:table-cell office:value-type="float" office:value="3.9489727">
                <text:p>3.94897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6.4132976">
                <text:p>6.4132976</text:p>
              </table:table-cell>
              <table:table-cell office:value-type="float" office:value="3.4994407">
                <text:p>3.49944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.6346783">
                <text:p>8.6346783</text:p>
              </table:table-cell>
              <table:table-cell office:value-type="float" office:value="4.5259925">
                <text:p>4.5259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1984423">
                <text:p>4.1984423</text:p>
              </table:table-cell>
              <table:table-cell office:value-type="float" office:value="6.7388239">
                <text:p>6.73882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.2261485">
                <text:p>7.2261485</text:p>
              </table:table-cell>
              <table:table-cell office:value-type="float" office:value="7.3717815">
                <text:p>7.37178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43298">
                <text:p>9.643298</text:p>
              </table:table-cell>
              <table:table-cell office:value-type="float" office:value="3.1822919">
                <text:p>3.18229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.9471767">
                <text:p>9.9471767</text:p>
              </table:table-cell>
              <table:table-cell office:value-type="float" office:value="4.4454135">
                <text:p>4.44541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.7745539">
                <text:p>9.7745539</text:p>
              </table:table-cell>
              <table:table-cell office:value-type="float" office:value="3.9727406">
                <text:p>3.97274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3026976">
                <text:p>7.3026976</text:p>
              </table:table-cell>
              <table:table-cell office:value-type="float" office:value="5.9446966">
                <text:p>5.94469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2409052">
                <text:p>6.2409052</text:p>
              </table:table-cell>
              <table:table-cell office:value-type="float" office:value="6.5032321">
                <text:p>6.50323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.6169657">
                <text:p>8.6169657</text:p>
              </table:table-cell>
              <table:table-cell office:value-type="float" office:value="5.0155375">
                <text:p>5.0155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.4693076">
                <text:p>5.4693076</text:p>
              </table:table-cell>
              <table:table-cell office:value-type="float" office:value="3.1853907">
                <text:p>3.18539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.6578921">
                <text:p>4.6578921</text:p>
              </table:table-cell>
              <table:table-cell office:value-type="float" office:value="4.0941928">
                <text:p>4.0941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.1227723">
                <text:p>9.1227723</text:p>
              </table:table-cell>
              <table:table-cell office:value-type="float" office:value="5.8249287">
                <text:p>5.82492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8.2819574">
                <text:p>8.2819574</text:p>
              </table:table-cell>
              <table:table-cell office:value-type="float" office:value="7.0678403">
                <text:p>7.06784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8723183">
                <text:p>9.8723183</text:p>
              </table:table-cell>
              <table:table-cell office:value-type="float" office:value="3.9521358">
                <text:p>3.95213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1.6946882">
                <text:p>1.6946882</text:p>
              </table:table-cell>
              <table:table-cell office:value-type="float" office:value="5.7713695">
                <text:p>5.77136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6.5">
                <text:p>6.5</text:p>
              </table:table-cell>
              <table:table-cell office:value-type="float" office:value="5.7526276">
                <text:p>5.7526276</text:p>
              </table:table-cell>
              <table:table-cell office:value-type="float" office:value="2.1976199">
                <text:p>2.1976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0.4956033">
                <text:p>0.4956033</text:p>
              </table:table-cell>
              <table:table-cell office:value-type="float" office:value="7.970642">
                <text:p>7.9706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8.2274064">
                <text:p>8.2274064</text:p>
              </table:table-cell>
              <table:table-cell office:value-type="float" office:value="6.6330511">
                <text:p>6.63305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904039">
                <text:p>8.904039</text:p>
              </table:table-cell>
              <table:table-cell office:value-type="float" office:value="6.7224226">
                <text:p>6.72242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9.6922383">
                <text:p>9.6922383</text:p>
              </table:table-cell>
              <table:table-cell office:value-type="float" office:value="7.3107294">
                <text:p>7.31072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1.9463935">
                <text:p>1.9463935</text:p>
              </table:table-cell>
              <table:table-cell office:value-type="float" office:value="7.6800753">
                <text:p>7.68007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2.1391167">
                <text:p>2.1391167</text:p>
              </table:table-cell>
              <table:table-cell office:value-type="float" office:value="7.5494547">
                <text:p>7.54945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.0412865">
                <text:p>6.0412865</text:p>
              </table:table-cell>
              <table:table-cell office:value-type="float" office:value="7.0280132">
                <text:p>7.02801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7544778">
                <text:p>6.7544778</text:p>
              </table:table-cell>
              <table:table-cell office:value-type="float" office:value="4.7949513">
                <text:p>4.79495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.4059178">
                <text:p>3.4059178</text:p>
              </table:table-cell>
              <table:table-cell office:value-type="float" office:value="3.3342712">
                <text:p>3.33427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.6339033">
                <text:p>6.6339033</text:p>
              </table:table-cell>
              <table:table-cell office:value-type="float" office:value="6.838286">
                <text:p>6.8382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.7141068">
                <text:p>5.7141068</text:p>
              </table:table-cell>
              <table:table-cell office:value-type="float" office:value="5.4540053">
                <text:p>5.45400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.4386911">
                <text:p>4.4386911</text:p>
              </table:table-cell>
              <table:table-cell office:value-type="float" office:value="4.3976385">
                <text:p>4.39763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.2030758">
                <text:p>4.2030758</text:p>
              </table:table-cell>
              <table:table-cell office:value-type="float" office:value="4.5866056">
                <text:p>4.58660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2496239">
                <text:p>7.2496239</text:p>
              </table:table-cell>
              <table:table-cell office:value-type="float" office:value="5.5386585">
                <text:p>5.53865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966251">
                <text:p>0.5966251</text:p>
              </table:table-cell>
              <table:table-cell office:value-type="float" office:value="3.8013509">
                <text:p>3.80135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.2271306">
                <text:p>6.2271306</text:p>
              </table:table-cell>
              <table:table-cell office:value-type="float" office:value="2.655337">
                <text:p>2.6553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.9533214">
                <text:p>2.9533214</text:p>
              </table:table-cell>
              <table:table-cell office:value-type="float" office:value="4.6727222">
                <text:p>4.67272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8139802">
                <text:p>8.8139802</text:p>
              </table:table-cell>
              <table:table-cell office:value-type="float" office:value="3.1144162">
                <text:p>3.11441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2.3252413">
                <text:p>2.3252413</text:p>
              </table:table-cell>
              <table:table-cell office:value-type="float" office:value="7.1037311">
                <text:p>7.10373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0.708576">
                <text:p>0.708576</text:p>
              </table:table-cell>
              <table:table-cell office:value-type="float" office:value="4.5629809">
                <text:p>4.56298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7.9730105">
                <text:p>7.9730105</text:p>
              </table:table-cell>
              <table:table-cell office:value-type="float" office:value="3.7086156">
                <text:p>3.70861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3.5207258">
                <text:p>3.5207258</text:p>
              </table:table-cell>
              <table:table-cell office:value-type="float" office:value="4.4085782">
                <text:p>4.40857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1.2277147">
                <text:p>1.2277147</text:p>
              </table:table-cell>
              <table:table-cell office:value-type="float" office:value="2.1651221">
                <text:p>2.16512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8.6725491">
                <text:p>8.6725491</text:p>
              </table:table-cell>
              <table:table-cell office:value-type="float" office:value="4.7801796">
                <text:p>4.78017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2.498989">
                <text:p>2.498989</text:p>
              </table:table-cell>
              <table:table-cell office:value-type="float" office:value="5.1838714">
                <text:p>5.18387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6974426">
                <text:p>2.6974426</text:p>
              </table:table-cell>
              <table:table-cell office:value-type="float" office:value="6.9278575">
                <text:p>6.92785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0631278">
                <text:p>1.0631278</text:p>
              </table:table-cell>
              <table:table-cell office:value-type="float" office:value="6.2816802">
                <text:p>6.28168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2.20916">
                <text:p>2.20916</text:p>
              </table:table-cell>
              <table:table-cell office:value-type="float" office:value="5.1597222">
                <text:p>5.15972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.447143">
                <text:p>1.447143</text:p>
              </table:table-cell>
              <table:table-cell office:value-type="float" office:value="7.6752704">
                <text:p>7.67527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1639677">
                <text:p>1.1639677</text:p>
              </table:table-cell>
              <table:table-cell office:value-type="float" office:value="3.2262608">
                <text:p>3.22626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4610354">
                <text:p>2.4610354</text:p>
              </table:table-cell>
              <table:table-cell office:value-type="float" office:value="6.4346591">
                <text:p>6.43465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1359965">
                <text:p>3.1359965</text:p>
              </table:table-cell>
              <table:table-cell office:value-type="float" office:value="5.2486141">
                <text:p>5.24861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8456353">
                <text:p>1.8456353</text:p>
              </table:table-cell>
              <table:table-cell office:value-type="float" office:value="3.169986">
                <text:p>3.1699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2717173">
                <text:p>7.2717173</text:p>
              </table:table-cell>
              <table:table-cell office:value-type="float" office:value="4.502526">
                <text:p>4.5025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561951">
                <text:p>0.4561951</text:p>
              </table:table-cell>
              <table:table-cell office:value-type="float" office:value="6.788176">
                <text:p>6.7881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.4425114">
                <text:p>8.4425114</text:p>
              </table:table-cell>
              <table:table-cell office:value-type="float" office:value="7.0575234">
                <text:p>7.05752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27986">
                <text:p>0.827986</text:p>
              </table:table-cell>
              <table:table-cell office:value-type="float" office:value="3.1779423">
                <text:p>3.17794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4435026">
                <text:p>2.4435026</text:p>
              </table:table-cell>
              <table:table-cell office:value-type="float" office:value="3.2334205">
                <text:p>3.23342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.2384408">
                <text:p>2.2384408</text:p>
              </table:table-cell>
              <table:table-cell office:value-type="float" office:value="2.669631">
                <text:p>2.6696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